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atang" svg:font-family="Batang, 바탕" style:font-pitch="variable"/>
    <style:font-face style:name="Calibri" svg:font-family="Calibri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61.08mm"/>
    </style:style>
    <style:style style:name="co6" style:family="table-column">
      <style:table-column-properties fo:break-before="auto" style:column-width="2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trix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3429" calcext:value-type="float">
            <text:p>3429</text:p>
          </table:table-cell>
          <table:table-cell table:style-name="ce4" office:value-type="float" office:value="827" calcext:value-type="float">
            <text:p>827</text:p>
          </table:table-cell>
          <table:table-cell table:style-name="ce12" table:formula="of:=SUM([.E5:.G5])/3" office:value-type="float" office:value="1650.33333333333" calcext:value-type="float">
            <text:p>1650</text:p>
          </table:table-cell>
          <table:table-cell table:style-name="ce4" office:value-type="float" office:value="1414" calcext:value-type="float">
            <text:p>1414</text:p>
          </table:table-cell>
          <table:table-cell table:style-name="ce4" office:value-type="float" office:value="1555" calcext:value-type="float">
            <text:p>1555</text:p>
          </table:table-cell>
          <table:table-cell table:style-name="ce4" office:value-type="float" office:value="1612" calcext:value-type="float">
            <text:p>1612</text:p>
          </table:table-cell>
          <table:table-cell table:style-name="ce12" table:formula="of:=SUM([.I5:.K5])/3" office:value-type="float" office:value="1527" calcext:value-type="float">
            <text:p>1527</text:p>
          </table:table-cell>
          <table:table-cell table:style-name="ce4" office:value-type="float" office:value="14919" calcext:value-type="float">
            <text:p>14919</text:p>
          </table:table-cell>
          <table:table-cell table:style-name="ce4" office:value-type="float" office:value="14834" calcext:value-type="float">
            <text:p>14834</text:p>
          </table:table-cell>
          <table:table-cell table:style-name="ce4" office:value-type="float" office:value="15721" calcext:value-type="float">
            <text:p>15721</text:p>
          </table:table-cell>
          <table:table-cell table:style-name="ce12" table:formula="of:=SUM([.M5:.O5])/3" office:value-type="float" office:value="15158" calcext:value-type="float">
            <text:p>15158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69" calcext:value-type="float">
            <text:p>169</text:p>
          </table:table-cell>
          <table:table-cell table:style-name="ce12" table:formula="of:=SUM([.E6:.G6])/3" office:value-type="float" office:value="156" calcext:value-type="float">
            <text:p>156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1156" calcext:value-type="float">
            <text:p>1156</text:p>
          </table:table-cell>
          <table:table-cell table:style-name="ce4" office:value-type="float" office:value="1336" calcext:value-type="float">
            <text:p>1336</text:p>
          </table:table-cell>
          <table:table-cell table:style-name="ce12" table:formula="of:=SUM([.I6:.K6])/3" office:value-type="float" office:value="1302.33333333333" calcext:value-type="float">
            <text:p>1302</text:p>
          </table:table-cell>
          <table:table-cell table:style-name="ce4" office:value-type="float" office:value="12272" calcext:value-type="float">
            <text:p>12272</text:p>
          </table:table-cell>
          <table:table-cell table:style-name="ce4" office:value-type="float" office:value="12484" calcext:value-type="float">
            <text:p>12484</text:p>
          </table:table-cell>
          <table:table-cell table:style-name="ce4" office:value-type="float" office:value="12937" calcext:value-type="float">
            <text:p>12937</text:p>
          </table:table-cell>
          <table:table-cell table:style-name="ce12" table:formula="of:=SUM([.M6:.O6])/3" office:value-type="float" office:value="12564.3333333333" calcext:value-type="float">
            <text:p>12564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5" calcext:value-type="float">
            <text:p>175</text:p>
          </table:table-cell>
          <table:table-cell table:style-name="ce12" table:formula="of:=SUM([.E7:.G7])/3" office:value-type="float" office:value="178.333333333333" calcext:value-type="float">
            <text:p>178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1644" calcext:value-type="float">
            <text:p>1644</text:p>
          </table:table-cell>
          <table:table-cell table:style-name="ce12" table:formula="of:=SUM([.I7:.K7])/3" office:value-type="float" office:value="1521.33333333333" calcext:value-type="float">
            <text:p>1521</text:p>
          </table:table-cell>
          <table:table-cell table:style-name="ce4" office:value-type="float" office:value="15866" calcext:value-type="float">
            <text:p>15866</text:p>
          </table:table-cell>
          <table:table-cell table:style-name="ce4" office:value-type="float" office:value="15770" calcext:value-type="float">
            <text:p>15770</text:p>
          </table:table-cell>
          <table:table-cell table:style-name="ce4" office:value-type="float" office:value="16011" calcext:value-type="float">
            <text:p>16011</text:p>
          </table:table-cell>
          <table:table-cell table:style-name="ce12" table:formula="of:=SUM([.M7:.O7])/3" office:value-type="float" office:value="15882.3333333333" calcext:value-type="float">
            <text:p>15882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60" calcext:value-type="float">
            <text:p>160</text:p>
          </table:table-cell>
          <table:table-cell table:style-name="ce12" table:formula="of:=SUM([.E8:.G8])/3" office:value-type="float" office:value="140.333333333333" calcext:value-type="float">
            <text:p>140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265" calcext:value-type="float">
            <text:p>1265</text:p>
          </table:table-cell>
          <table:table-cell table:style-name="ce12" table:formula="of:=SUM([.I8:.K8])/3" office:value-type="float" office:value="1195.66666666667" calcext:value-type="float">
            <text:p>1196</text:p>
          </table:table-cell>
          <table:table-cell table:style-name="ce4" office:value-type="float" office:value="12167" calcext:value-type="float">
            <text:p>12167</text:p>
          </table:table-cell>
          <table:table-cell table:style-name="ce4" office:value-type="float" office:value="12385" calcext:value-type="float">
            <text:p>12385</text:p>
          </table:table-cell>
          <table:table-cell table:style-name="ce4" office:value-type="float" office:value="12643" calcext:value-type="float">
            <text:p>12643</text:p>
          </table:table-cell>
          <table:table-cell table:style-name="ce12" table:formula="of:=SUM([.M8:.O8])/3" office:value-type="float" office:value="12398.3333333333" calcext:value-type="float">
            <text:p>12398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27" calcext:value-type="float">
            <text:p>227</text:p>
          </table:table-cell>
          <table:table-cell table:style-name="ce12" table:formula="of:=SUM([.E9:.G9])/3" office:value-type="float" office:value="179" calcext:value-type="float">
            <text:p>179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1516" calcext:value-type="float">
            <text:p>1516</text:p>
          </table:table-cell>
          <table:table-cell table:style-name="ce4" office:value-type="float" office:value="1647" calcext:value-type="float">
            <text:p>1647</text:p>
          </table:table-cell>
          <table:table-cell table:style-name="ce12" table:formula="of:=SUM([.I9:.K9])/3" office:value-type="float" office:value="1545" calcext:value-type="float">
            <text:p>1545</text:p>
          </table:table-cell>
          <table:table-cell table:style-name="ce4" office:value-type="float" office:value="14924" calcext:value-type="float">
            <text:p>14924</text:p>
          </table:table-cell>
          <table:table-cell table:style-name="ce4" office:value-type="float" office:value="15672" calcext:value-type="float">
            <text:p>15672</text:p>
          </table:table-cell>
          <table:table-cell table:style-name="ce4" office:value-type="float" office:value="16054" calcext:value-type="float">
            <text:p>16054</text:p>
          </table:table-cell>
          <table:table-cell table:style-name="ce12" table:formula="of:=SUM([.M9:.O9])/3" office:value-type="float" office:value="15550" calcext:value-type="float">
            <text:p>15550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35" calcext:value-type="float">
            <text:p>135</text:p>
          </table:table-cell>
          <table:table-cell table:style-name="ce12" table:formula="of:=SUM([.E10:.G10])/3" office:value-type="float" office:value="118.333333333333" calcext:value-type="float">
            <text:p>118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192" calcext:value-type="float">
            <text:p>1192</text:p>
          </table:table-cell>
          <table:table-cell table:style-name="ce4" office:value-type="float" office:value="1358" calcext:value-type="float">
            <text:p>1358</text:p>
          </table:table-cell>
          <table:table-cell table:style-name="ce12" table:formula="of:=SUM([.I10:.K10])/3" office:value-type="float" office:value="1232.33333333333" calcext:value-type="float">
            <text:p>1232</text:p>
          </table:table-cell>
          <table:table-cell table:style-name="ce4" office:value-type="float" office:value="12332" calcext:value-type="float">
            <text:p>12332</text:p>
          </table:table-cell>
          <table:table-cell table:style-name="ce4" office:value-type="float" office:value="12867" calcext:value-type="float">
            <text:p>12867</text:p>
          </table:table-cell>
          <table:table-cell table:style-name="ce4" office:value-type="float" office:value="13658" calcext:value-type="float">
            <text:p>13658</text:p>
          </table:table-cell>
          <table:table-cell table:style-name="ce12" table:formula="of:=SUM([.M10:.O10])/3" office:value-type="float" office:value="12952.3333333333" calcext:value-type="float">
            <text:p>12952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59" calcext:value-type="float">
            <text:p>159</text:p>
          </table:table-cell>
          <table:table-cell table:style-name="ce12" table:formula="of:=[.H28]" office:value-type="float" office:value="10984.3333333333" calcext:value-type="float">
            <text:p>10984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1762" calcext:value-type="float">
            <text:p>1762</text:p>
          </table:table-cell>
          <table:table-cell table:style-name="ce4" office:value-type="float" office:value="1701" calcext:value-type="float">
            <text:p>1701</text:p>
          </table:table-cell>
          <table:table-cell table:style-name="ce12" table:formula="of:=SUM([.I13:.K13])/3" office:value-type="float" office:value="1703" calcext:value-type="float">
            <text:p>1703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17191" calcext:value-type="float">
            <text:p>17191</text:p>
          </table:table-cell>
          <table:table-cell table:style-name="ce4" office:value-type="float" office:value="17809" calcext:value-type="float">
            <text:p>17809</text:p>
          </table:table-cell>
          <table:table-cell table:style-name="ce12" table:formula="of:=SUM([.M13:.O13])/3" office:value-type="float" office:value="17264.6666666667" calcext:value-type="float">
            <text:p>17265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60" calcext:value-type="float">
            <text:p>160</text:p>
          </table:table-cell>
          <table:table-cell table:style-name="ce12" table:formula="of:=SUM([.E14:.G14])/3" office:value-type="float" office:value="152.333333333333" calcext:value-type="float">
            <text:p>152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1447" calcext:value-type="float">
            <text:p>1447</text:p>
          </table:table-cell>
          <table:table-cell table:style-name="ce12" table:formula="of:=SUM([.I14:.K14])/3" office:value-type="float" office:value="1388.33333333333" calcext:value-type="float">
            <text:p>1388</text:p>
          </table:table-cell>
          <table:table-cell table:style-name="ce4" office:value-type="float" office:value="13601" calcext:value-type="float">
            <text:p>13601</text:p>
          </table:table-cell>
          <table:table-cell table:style-name="ce4" office:value-type="float" office:value="13955" calcext:value-type="float">
            <text:p>13955</text:p>
          </table:table-cell>
          <table:table-cell table:style-name="ce4" office:value-type="float" office:value="14785" calcext:value-type="float">
            <text:p>14785</text:p>
          </table:table-cell>
          <table:table-cell table:style-name="ce12" table:formula="of:=SUM([.M14:.O14])/3" office:value-type="float" office:value="14113.6666666667" calcext:value-type="float">
            <text:p>14114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5" calcext:value-type="float">
            <text:p>175</text:p>
          </table:table-cell>
          <table:table-cell table:style-name="ce12" table:formula="of:=SUM([.E15:.G15])/3" office:value-type="float" office:value="169" calcext:value-type="float">
            <text:p>169</text:p>
          </table:table-cell>
          <table:table-cell table:style-name="ce4" office:value-type="float" office:value="1587" calcext:value-type="float">
            <text:p>1587</text:p>
          </table:table-cell>
          <table:table-cell table:style-name="ce4" office:value-type="float" office:value="1665" calcext:value-type="float">
            <text:p>1665</text:p>
          </table:table-cell>
          <table:table-cell table:style-name="ce4" office:value-type="float" office:value="1700" calcext:value-type="float">
            <text:p>1700</text:p>
          </table:table-cell>
          <table:table-cell table:style-name="ce12" table:formula="of:=SUM([.I15:.K15])/3" office:value-type="float" office:value="1650.66666666667" calcext:value-type="float">
            <text:p>1651</text:p>
          </table:table-cell>
          <table:table-cell table:style-name="ce4" office:value-type="float" office:value="16366" calcext:value-type="float">
            <text:p>16366</text:p>
          </table:table-cell>
          <table:table-cell table:style-name="ce4" office:value-type="float" office:value="17514" calcext:value-type="float">
            <text:p>17514</text:p>
          </table:table-cell>
          <table:table-cell table:style-name="ce4" office:value-type="float" office:value="18455" calcext:value-type="float">
            <text:p>18455</text:p>
          </table:table-cell>
          <table:table-cell table:style-name="ce12" table:formula="of:=SUM([.M15:.O15])/3" office:value-type="float" office:value="17445" calcext:value-type="float">
            <text:p>17445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87" calcext:value-type="float">
            <text:p>187</text:p>
          </table:table-cell>
          <table:table-cell table:style-name="ce12" table:formula="of:=SUM([.E16:.G16])/3" office:value-type="float" office:value="141" calcext:value-type="float">
            <text:p>141</text:p>
          </table:table-cell>
          <table:table-cell table:style-name="ce4" office:value-type="float" office:value="1396" calcext:value-type="float">
            <text:p>1396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1487" calcext:value-type="float">
            <text:p>1487</text:p>
          </table:table-cell>
          <table:table-cell table:style-name="ce12" table:formula="of:=SUM([.I16:.K16])/3" office:value-type="float" office:value="1441.66666666667" calcext:value-type="float">
            <text:p>1442</text:p>
          </table:table-cell>
          <table:table-cell table:style-name="ce4" office:value-type="float" office:value="13781" calcext:value-type="float">
            <text:p>13781</text:p>
          </table:table-cell>
          <table:table-cell table:style-name="ce4" office:value-type="float" office:value="14066" calcext:value-type="float">
            <text:p>14066</text:p>
          </table:table-cell>
          <table:table-cell table:style-name="ce4" office:value-type="float" office:value="15056" calcext:value-type="float">
            <text:p>15056</text:p>
          </table:table-cell>
          <table:table-cell table:style-name="ce12" table:formula="of:=SUM([.M16:.O16])/3" office:value-type="float" office:value="14301" calcext:value-type="float">
            <text:p>14301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65" calcext:value-type="float">
            <text:p>165</text:p>
          </table:table-cell>
          <table:table-cell table:style-name="ce12" table:formula="of:=SUM([.E17:.G17])/3" office:value-type="float" office:value="176.666666666667" calcext:value-type="float">
            <text:p>177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1662" calcext:value-type="float">
            <text:p>1662</text:p>
          </table:table-cell>
          <table:table-cell table:style-name="ce4" office:value-type="float" office:value="1743" calcext:value-type="float">
            <text:p>1743</text:p>
          </table:table-cell>
          <table:table-cell table:style-name="ce12" table:formula="of:=SUM([.I17:.K17])/3" office:value-type="float" office:value="1670.33333333333" calcext:value-type="float">
            <text:p>1670</text:p>
          </table:table-cell>
          <table:table-cell table:style-name="ce4" office:value-type="float" office:value="17004" calcext:value-type="float">
            <text:p>17004</text:p>
          </table:table-cell>
          <table:table-cell table:style-name="ce4" office:value-type="float" office:value="17159" calcext:value-type="float">
            <text:p>17159</text:p>
          </table:table-cell>
          <table:table-cell table:style-name="ce4" office:value-type="float" office:value="17778" calcext:value-type="float">
            <text:p>17778</text:p>
          </table:table-cell>
          <table:table-cell table:style-name="ce12" table:formula="of:=SUM([.M17:.O17])/3" office:value-type="float" office:value="17313.6666666667" calcext:value-type="float">
            <text:p>17314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42" calcext:value-type="float">
            <text:p>142</text:p>
          </table:table-cell>
          <table:table-cell table:style-name="ce12" table:formula="of:=SUM([.E18:.G18])/3" office:value-type="float" office:value="131.333333333333" calcext:value-type="float">
            <text:p>131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1354" calcext:value-type="float">
            <text:p>1354</text:p>
          </table:table-cell>
          <table:table-cell table:style-name="ce4" office:value-type="float" office:value="1334" calcext:value-type="float">
            <text:p>1334</text:p>
          </table:table-cell>
          <table:table-cell table:style-name="ce12" table:formula="of:=SUM([.I18:.K18])/3" office:value-type="float" office:value="1344" calcext:value-type="float">
            <text:p>1344</text:p>
          </table:table-cell>
          <table:table-cell table:style-name="ce4" office:value-type="float" office:value="13129" calcext:value-type="float">
            <text:p>13129</text:p>
          </table:table-cell>
          <table:table-cell table:style-name="ce4" office:value-type="float" office:value="14103" calcext:value-type="float">
            <text:p>14103</text:p>
          </table:table-cell>
          <table:table-cell table:style-name="ce4" office:value-type="float" office:value="14427" calcext:value-type="float">
            <text:p>14427</text:p>
          </table:table-cell>
          <table:table-cell table:style-name="ce12" table:formula="of:=SUM([.M18:.O18])/3" office:value-type="float" office:value="13886.3333333333" calcext:value-type="float">
            <text:p>13886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2316" calcext:value-type="float">
            <text:p>2316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63" calcext:value-type="float">
            <text:p>363</text:p>
          </table:table-cell>
          <table:table-cell table:style-name="ce12" table:formula="of:=SUM([.E22:.G22])/3" office:value-type="float" office:value="1029.33333333333" calcext:value-type="float">
            <text:p>1029</text:p>
          </table:table-cell>
          <table:table-cell table:style-name="ce4" office:value-type="float" office:value="2347" calcext:value-type="float">
            <text:p>2347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12" table:formula="of:=SUM([.I22:.K22])/3" office:value-type="float" office:value="782.333333333333" calcext:value-type="float">
            <text:p>782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2:.O22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594" calcext:value-type="float">
            <text:p>594</text:p>
          </table:table-cell>
          <table:table-cell table:style-name="ce12" table:formula="of:=SUM([.E23:.G23])/3" office:value-type="float" office:value="638" calcext:value-type="float">
            <text:p>638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I23:.K23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3:.O23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3330" calcext:value-type="float">
            <text:p>3330</text:p>
          </table:table-cell>
          <table:table-cell table:style-name="ce4" office:value-type="float" office:value="3456" calcext:value-type="float">
            <text:p>3456</text:p>
          </table:table-cell>
          <table:table-cell table:style-name="ce4" office:value-type="float" office:value="3483" calcext:value-type="float">
            <text:p>3483</text:p>
          </table:table-cell>
          <table:table-cell table:style-name="ce12" table:formula="of:=SUM([.E24:.G24])/3" office:value-type="float" office:value="3423" calcext:value-type="float">
            <text:p>3423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I24:.K24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4:.O24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1664" calcext:value-type="float">
            <text:p>11664</text:p>
          </table:table-cell>
          <table:table-cell table:style-name="ce4" office:value-type="float" office:value="11523" calcext:value-type="float">
            <text:p>11523</text:p>
          </table:table-cell>
          <table:table-cell table:style-name="ce4" office:value-type="float" office:value="9766" calcext:value-type="float">
            <text:p>9766</text:p>
          </table:table-cell>
          <table:table-cell table:style-name="ce12" table:formula="of:=SUM([.E28:.G28])/3" office:value-type="float" office:value="10984.3333333333" calcext:value-type="float">
            <text:p>10984</text:p>
          </table:table-cell>
          <table:table-cell table:style-name="ce4" office:value-type="float" office:value="23784" calcext:value-type="float">
            <text:p>23784</text:p>
          </table:table-cell>
          <table:table-cell table:style-name="ce4" office:value-type="float" office:value="20274" calcext:value-type="float">
            <text:p>20274</text:p>
          </table:table-cell>
          <table:table-cell table:style-name="ce4" office:value-type="float" office:value="19628" calcext:value-type="float">
            <text:p>19628</text:p>
          </table:table-cell>
          <table:table-cell table:style-name="ce12" table:formula="of:=SUM([.I28:.K28])/3" office:value-type="float" office:value="21228.6666666667" calcext:value-type="float">
            <text:p>21229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9634" calcext:value-type="float">
            <text:p>9634</text:p>
          </table:table-cell>
          <table:table-cell table:style-name="ce4" office:value-type="float" office:value="9253" calcext:value-type="float">
            <text:p>9253</text:p>
          </table:table-cell>
          <table:table-cell table:style-name="ce4" office:value-type="float" office:value="10190" calcext:value-type="float">
            <text:p>10190</text:p>
          </table:table-cell>
          <table:table-cell table:style-name="ce12" table:formula="of:=SUM([.E29:.G29])/3" office:value-type="float" office:value="9692.33333333333" calcext:value-type="float">
            <text:p>9692</text:p>
          </table:table-cell>
          <table:table-cell table:style-name="ce4" office:value-type="float" office:value="20204" calcext:value-type="float">
            <text:p>20204</text:p>
          </table:table-cell>
          <table:table-cell table:style-name="ce4" office:value-type="float" office:value="19742" calcext:value-type="float">
            <text:p>19742</text:p>
          </table:table-cell>
          <table:table-cell table:style-name="ce4" office:value-type="float" office:value="19952" calcext:value-type="float">
            <text:p>19952</text:p>
          </table:table-cell>
          <table:table-cell table:style-name="ce12" table:formula="of:=SUM([.I29:.K29])/3" office:value-type="float" office:value="19966" calcext:value-type="float">
            <text:p>19966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10142" calcext:value-type="float">
            <text:p>10142</text:p>
          </table:table-cell>
          <table:table-cell table:style-name="ce4" office:value-type="float" office:value="10392" calcext:value-type="float">
            <text:p>10392</text:p>
          </table:table-cell>
          <table:table-cell table:style-name="ce4" office:value-type="float" office:value="10124" calcext:value-type="float">
            <text:p>10124</text:p>
          </table:table-cell>
          <table:table-cell table:style-name="ce12" table:formula="of:=SUM([.E30:.G30])/3" office:value-type="float" office:value="10219.3333333333" calcext:value-type="float">
            <text:p>10219</text:p>
          </table:table-cell>
          <table:table-cell table:style-name="ce4" office:value-type="float" office:value="20764" calcext:value-type="float">
            <text:p>20764</text:p>
          </table:table-cell>
          <table:table-cell table:style-name="ce4" office:value-type="float" office:value="20293" calcext:value-type="float">
            <text:p>20293</text:p>
          </table:table-cell>
          <table:table-cell table:style-name="ce4" office:value-type="float" office:value="19953" calcext:value-type="float">
            <text:p>19953</text:p>
          </table:table-cell>
          <table:table-cell table:style-name="ce12" table:formula="of:=SUM([.I30:.K30])/3" office:value-type="float" office:value="20336.6666666667" calcext:value-type="float">
            <text:p>20337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Vertx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357" calcext:value-type="float">
            <text:p>357</text:p>
          </table:table-cell>
          <table:table-cell table:style-name="ce12" table:formula="of:=SUM([.E5:.G5])/3" office:value-type="float" office:value="417.666666666667" calcext:value-type="float">
            <text:p>418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float" office:value="1922" calcext:value-type="float">
            <text:p>1922</text:p>
          </table:table-cell>
          <table:table-cell table:style-name="ce12" table:formula="of:=SUM([.I5:.K5])/3" office:value-type="float" office:value="1894.33333333333" calcext:value-type="float">
            <text:p>1894</text:p>
          </table:table-cell>
          <table:table-cell table:style-name="ce4" office:value-type="float" office:value="17176" calcext:value-type="float">
            <text:p>17176</text:p>
          </table:table-cell>
          <table:table-cell table:style-name="ce4" office:value-type="float" office:value="18102" calcext:value-type="float">
            <text:p>18102</text:p>
          </table:table-cell>
          <table:table-cell table:style-name="ce4" office:value-type="float" office:value="16961" calcext:value-type="float">
            <text:p>16961</text:p>
          </table:table-cell>
          <table:table-cell table:style-name="ce12" table:formula="of:=SUM([.M5:.O5])/3" office:value-type="float" office:value="17413" calcext:value-type="float">
            <text:p>17413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 table:number-columns-repeated="2"/>
          <table:table-cell table:style-name="ce12" table:formula="of:=SUM([.E6:.G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6:.K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6:.O6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331" calcext:value-type="float">
            <text:p>331</text:p>
          </table:table-cell>
          <table:table-cell table:style-name="ce12" table:formula="of:=SUM([.E7:.G7])/3" office:value-type="float" office:value="402.666666666667" calcext:value-type="float">
            <text:p>403</text:p>
          </table:table-cell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1820" calcext:value-type="float">
            <text:p>1820</text:p>
          </table:table-cell>
          <table:table-cell table:style-name="ce12" table:formula="of:=SUM([.I7:.K7])/3" office:value-type="float" office:value="1856.66666666667" calcext:value-type="float">
            <text:p>1857</text:p>
          </table:table-cell>
          <table:table-cell table:style-name="ce4" office:value-type="float" office:value="17634" calcext:value-type="float">
            <text:p>17634</text:p>
          </table:table-cell>
          <table:table-cell table:style-name="ce4" office:value-type="float" office:value="17381" calcext:value-type="float">
            <text:p>17381</text:p>
          </table:table-cell>
          <table:table-cell table:style-name="ce4" office:value-type="float" office:value="17538" calcext:value-type="float">
            <text:p>17538</text:p>
          </table:table-cell>
          <table:table-cell table:style-name="ce12" table:formula="of:=SUM([.M7:.O7])/3" office:value-type="float" office:value="17517.6666666667" calcext:value-type="float">
            <text:p>17518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8:.G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8:.K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8:.O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292" calcext:value-type="float">
            <text:p>292</text:p>
          </table:table-cell>
          <table:table-cell table:style-name="ce12" table:formula="of:=SUM([.E9:.G9])/3" office:value-type="float" office:value="334" calcext:value-type="float">
            <text:p>334</text:p>
          </table:table-cell>
          <table:table-cell table:style-name="ce4" office:value-type="float" office:value="1972" calcext:value-type="float">
            <text:p>1972</text:p>
          </table:table-cell>
          <table:table-cell table:style-name="ce4" office:value-type="float" office:value="1872" calcext:value-type="float">
            <text:p>1872</text:p>
          </table:table-cell>
          <table:table-cell table:style-name="ce4" office:value-type="float" office:value="1622" calcext:value-type="float">
            <text:p>1622</text:p>
          </table:table-cell>
          <table:table-cell table:style-name="ce12" table:formula="of:=SUM([.I9:.K9])/3" office:value-type="float" office:value="1822" calcext:value-type="float">
            <text:p>1822</text:p>
          </table:table-cell>
          <table:table-cell table:style-name="ce4" office:value-type="float" office:value="17746" calcext:value-type="float">
            <text:p>17746</text:p>
          </table:table-cell>
          <table:table-cell table:style-name="ce4" office:value-type="float" office:value="19493" calcext:value-type="float">
            <text:p>19493</text:p>
          </table:table-cell>
          <table:table-cell table:style-name="ce4" office:value-type="float" office:value="19080" calcext:value-type="float">
            <text:p>19080</text:p>
          </table:table-cell>
          <table:table-cell table:style-name="ce12" table:formula="of:=SUM([.M9:.O9])/3" office:value-type="float" office:value="18773" calcext:value-type="float">
            <text:p>18773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10:.G1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0:.K1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0:.O10])/3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96" calcext:value-type="float">
            <text:p>196</text:p>
          </table:table-cell>
          <table:table-cell table:style-name="ce12" table:formula="of:=SUM([.E13:.G13])/3" office:value-type="float" office:value="233.333333333333" calcext:value-type="float">
            <text:p>233</text:p>
          </table:table-cell>
          <table:table-cell table:style-name="ce4" office:value-type="float" office:value="1553" calcext:value-type="float">
            <text:p>1553</text:p>
          </table:table-cell>
          <table:table-cell table:style-name="ce4" office:value-type="float" office:value="1908" calcext:value-type="float">
            <text:p>1908</text:p>
          </table:table-cell>
          <table:table-cell table:style-name="ce4" office:value-type="float" office:value="1715" calcext:value-type="float">
            <text:p>1715</text:p>
          </table:table-cell>
          <table:table-cell table:style-name="ce12" table:formula="of:=SUM([.I13:.K13])/3" office:value-type="float" office:value="1725.33333333333" calcext:value-type="float">
            <text:p>1725</text:p>
          </table:table-cell>
          <table:table-cell table:style-name="ce4" office:value-type="float" office:value="15432" calcext:value-type="float">
            <text:p>15432</text:p>
          </table:table-cell>
          <table:table-cell table:style-name="ce4" office:value-type="float" office:value="16681" calcext:value-type="float">
            <text:p>16681</text:p>
          </table:table-cell>
          <table:table-cell table:style-name="ce4" office:value-type="float" office:value="15655" calcext:value-type="float">
            <text:p>15655</text:p>
          </table:table-cell>
          <table:table-cell table:style-name="ce12" table:formula="of:=SUM([.M13:.O13])/3" office:value-type="float" office:value="15922.6666666667" calcext:value-type="float">
            <text:p>15923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26" calcext:value-type="float">
            <text:p>126</text:p>
          </table:table-cell>
          <table:table-cell table:style-name="ce12" table:formula="of:=SUM([.E14:.G14])/3" office:value-type="float" office:value="167" calcext:value-type="float">
            <text:p>167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float" office:value="1247" calcext:value-type="float">
            <text:p>1247</text:p>
          </table:table-cell>
          <table:table-cell table:style-name="ce4" office:value-type="float" office:value="1333" calcext:value-type="float">
            <text:p>1333</text:p>
          </table:table-cell>
          <table:table-cell table:style-name="ce12" table:formula="of:=SUM([.I14:.K14])/3" office:value-type="float" office:value="1293.66666666667" calcext:value-type="float">
            <text:p>1294</text:p>
          </table:table-cell>
          <table:table-cell table:style-name="ce4" office:value-type="float" office:value="12892" calcext:value-type="float">
            <text:p>12892</text:p>
          </table:table-cell>
          <table:table-cell table:style-name="ce4" office:value-type="float" office:value="12622" calcext:value-type="float">
            <text:p>12622</text:p>
          </table:table-cell>
          <table:table-cell table:style-name="ce4" office:value-type="float" office:value="12520" calcext:value-type="float">
            <text:p>12520</text:p>
          </table:table-cell>
          <table:table-cell table:style-name="ce12" table:formula="of:=SUM([.M14:.O14])/3" office:value-type="float" office:value="12678" calcext:value-type="float">
            <text:p>12678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23" calcext:value-type="float">
            <text:p>223</text:p>
          </table:table-cell>
          <table:table-cell table:style-name="ce12" table:formula="of:=SUM([.E15:.G15])/3" office:value-type="float" office:value="216.666666666667" calcext:value-type="float">
            <text:p>217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1725" calcext:value-type="float">
            <text:p>1725</text:p>
          </table:table-cell>
          <table:table-cell table:style-name="ce12" table:formula="of:=SUM([.I15:.K15])/3" office:value-type="float" office:value="1661.33333333333" calcext:value-type="float">
            <text:p>1661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16653" calcext:value-type="float">
            <text:p>16653</text:p>
          </table:table-cell>
          <table:table-cell table:style-name="ce4" office:value-type="float" office:value="16827" calcext:value-type="float">
            <text:p>16827</text:p>
          </table:table-cell>
          <table:table-cell table:style-name="ce12" table:formula="of:=SUM([.M15:.O15])/3" office:value-type="float" office:value="11702.6666666667" calcext:value-type="float">
            <text:p>11703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12" table:formula="of:=SUM([.E16:.G16])/3" office:value-type="float" office:value="140" calcext:value-type="float">
            <text:p>140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343" calcext:value-type="float">
            <text:p>1343</text:p>
          </table:table-cell>
          <table:table-cell table:style-name="ce12" table:formula="of:=SUM([.I16:.K16])/3" office:value-type="float" office:value="1301" calcext:value-type="float">
            <text:p>1301</text:p>
          </table:table-cell>
          <table:table-cell table:style-name="ce4" office:value-type="float" office:value="13493" calcext:value-type="float">
            <text:p>13493</text:p>
          </table:table-cell>
          <table:table-cell table:style-name="ce4" office:value-type="float" office:value="12923" calcext:value-type="float">
            <text:p>12923</text:p>
          </table:table-cell>
          <table:table-cell table:style-name="ce4" office:value-type="float" office:value="12781" calcext:value-type="float">
            <text:p>12781</text:p>
          </table:table-cell>
          <table:table-cell table:style-name="ce12" table:formula="of:=SUM([.M16:.O16])/3" office:value-type="float" office:value="13065.6666666667" calcext:value-type="float">
            <text:p>13066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2" calcext:value-type="float">
            <text:p>182</text:p>
          </table:table-cell>
          <table:table-cell table:style-name="ce12" table:formula="of:=SUM([.E17:.G17])/3" office:value-type="float" office:value="188.333333333333" calcext:value-type="float">
            <text:p>188</text:p>
          </table:table-cell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1588" calcext:value-type="float">
            <text:p>1588</text:p>
          </table:table-cell>
          <table:table-cell table:style-name="ce12" table:formula="of:=SUM([.I17:.K17])/3" office:value-type="float" office:value="1685" calcext:value-type="float">
            <text:p>1685</text:p>
          </table:table-cell>
          <table:table-cell table:style-name="ce4" office:value-type="float" office:value="15605" calcext:value-type="float">
            <text:p>15605</text:p>
          </table:table-cell>
          <table:table-cell table:style-name="ce4" office:value-type="float" office:value="16620" calcext:value-type="float">
            <text:p>16620</text:p>
          </table:table-cell>
          <table:table-cell table:style-name="ce4" office:value-type="float" office:value="16175" calcext:value-type="float">
            <text:p>16175</text:p>
          </table:table-cell>
          <table:table-cell table:style-name="ce12" table:formula="of:=SUM([.M17:.O17])/3" office:value-type="float" office:value="16133.3333333333" calcext:value-type="float">
            <text:p>16133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09" calcext:value-type="float">
            <text:p>109</text:p>
          </table:table-cell>
          <table:table-cell table:style-name="ce12" table:formula="of:=SUM([.E18:.G18])/3" office:value-type="float" office:value="130" calcext:value-type="float">
            <text:p>130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323" calcext:value-type="float">
            <text:p>1323</text:p>
          </table:table-cell>
          <table:table-cell table:style-name="ce12" table:formula="of:=SUM([.I18:.K18])/3" office:value-type="float" office:value="1308" calcext:value-type="float">
            <text:p>1308</text:p>
          </table:table-cell>
          <table:table-cell table:style-name="ce4" office:value-type="float" office:value="12521" calcext:value-type="float">
            <text:p>12521</text:p>
          </table:table-cell>
          <table:table-cell table:style-name="ce4" office:value-type="float" office:value="13552" calcext:value-type="float">
            <text:p>13552</text:p>
          </table:table-cell>
          <table:table-cell table:style-name="ce4" office:value-type="float" office:value="12732" calcext:value-type="float">
            <text:p>12732</text:p>
          </table:table-cell>
          <table:table-cell table:style-name="ce12" table:formula="of:=SUM([.M18:.O18])/3" office:value-type="float" office:value="12935" calcext:value-type="float">
            <text:p>12935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61" calcext:value-type="float">
            <text:p>161</text:p>
          </table:table-cell>
          <table:table-cell table:style-name="ce12" table:formula="of:=SUM([.E22:.G22])/3" office:value-type="float" office:value="202.666666666667" calcext:value-type="float">
            <text:p>203</text:p>
          </table:table-cell>
          <table:table-cell table:style-name="ce4" office:value-type="float" office:value="1498" calcext:value-type="float">
            <text:p>1498</text:p>
          </table:table-cell>
          <table:table-cell table:style-name="ce4" office:value-type="float" office:value="1541" calcext:value-type="float">
            <text:p>1541</text:p>
          </table:table-cell>
          <table:table-cell table:style-name="ce4" office:value-type="float" office:value="1369" calcext:value-type="float">
            <text:p>1369</text:p>
          </table:table-cell>
          <table:table-cell table:style-name="ce12" table:formula="of:=SUM([.I22:.K22])/3" office:value-type="float" office:value="1469.33333333333" calcext:value-type="float">
            <text:p>1469</text:p>
          </table:table-cell>
          <table:table-cell table:style-name="ce4" office:value-type="float" office:value="13930" calcext:value-type="float">
            <text:p>13930</text:p>
          </table:table-cell>
          <table:table-cell table:style-name="ce4" office:value-type="float" office:value="14892" calcext:value-type="float">
            <text:p>14892</text:p>
          </table:table-cell>
          <table:table-cell table:style-name="ce4" office:value-type="float" office:value="13393" calcext:value-type="float">
            <text:p>13393</text:p>
          </table:table-cell>
          <table:table-cell table:style-name="ce12" table:formula="of:=SUM([.M22:.O22])/3" office:value-type="float" office:value="14071.6666666667" calcext:value-type="float">
            <text:p>14072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65" calcext:value-type="float">
            <text:p>165</text:p>
          </table:table-cell>
          <table:table-cell table:style-name="ce12" table:formula="of:=SUM([.E23:.G23])/3" office:value-type="float" office:value="151" calcext:value-type="float">
            <text:p>151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728" calcext:value-type="float">
            <text:p>1728</text:p>
          </table:table-cell>
          <table:table-cell table:style-name="ce4" office:value-type="float" office:value="1351" calcext:value-type="float">
            <text:p>1351</text:p>
          </table:table-cell>
          <table:table-cell table:style-name="ce12" table:formula="of:=SUM([.I23:.K23])/3" office:value-type="float" office:value="1599.33333333333" calcext:value-type="float">
            <text:p>1599</text:p>
          </table:table-cell>
          <table:table-cell table:style-name="ce4" office:value-type="float" office:value="13773" calcext:value-type="float">
            <text:p>13773</text:p>
          </table:table-cell>
          <table:table-cell table:style-name="ce4" office:value-type="float" office:value="15992" calcext:value-type="float">
            <text:p>15992</text:p>
          </table:table-cell>
          <table:table-cell table:style-name="ce4" office:value-type="float" office:value="13903" calcext:value-type="float">
            <text:p>13903</text:p>
          </table:table-cell>
          <table:table-cell table:style-name="ce12" table:formula="of:=SUM([.M23:.O23])/3" office:value-type="float" office:value="14556" calcext:value-type="float">
            <text:p>14556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76" calcext:value-type="float">
            <text:p>176</text:p>
          </table:table-cell>
          <table:table-cell table:style-name="ce12" table:formula="of:=SUM([.E24:.G24])/3" office:value-type="float" office:value="209" calcext:value-type="float">
            <text:p>209</text:p>
          </table:table-cell>
          <table:table-cell table:style-name="ce4" office:value-type="float" office:value="1858" calcext:value-type="float">
            <text:p>1858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773" calcext:value-type="float">
            <text:p>1773</text:p>
          </table:table-cell>
          <table:table-cell table:style-name="ce12" table:formula="of:=SUM([.I24:.K24])/3" office:value-type="float" office:value="1831" calcext:value-type="float">
            <text:p>1831</text:p>
          </table:table-cell>
          <table:table-cell table:style-name="ce4" office:value-type="float" office:value="17072" calcext:value-type="float">
            <text:p>17072</text:p>
          </table:table-cell>
          <table:table-cell table:style-name="ce4" office:value-type="float" office:value="17968" calcext:value-type="float">
            <text:p>17968</text:p>
          </table:table-cell>
          <table:table-cell table:style-name="ce4" office:value-type="float" office:value="15793" calcext:value-type="float">
            <text:p>15793</text:p>
          </table:table-cell>
          <table:table-cell table:style-name="ce12" table:formula="of:=SUM([.M24:.O24])/3" office:value-type="float" office:value="16944.3333333333" calcext:value-type="float">
            <text:p>1694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07" calcext:value-type="float">
            <text:p>207</text:p>
          </table:table-cell>
          <table:table-cell table:style-name="ce12" table:formula="of:=SUM([.E28:.G28])/3" office:value-type="float" office:value="214.333333333333" calcext:value-type="float">
            <text:p>214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422" calcext:value-type="float">
            <text:p>422</text:p>
          </table:table-cell>
          <table:table-cell table:style-name="ce12" table:formula="of:=SUM([.I28:.K28])/3" office:value-type="float" office:value="438.666666666667" calcext:value-type="float">
            <text:p>439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49" calcext:value-type="float">
            <text:p>249</text:p>
          </table:table-cell>
          <table:table-cell table:style-name="ce12" table:formula="of:=SUM([.E29:.G29])/3" office:value-type="float" office:value="229.666666666667" calcext:value-type="float">
            <text:p>230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367" calcext:value-type="float">
            <text:p>367</text:p>
          </table:table-cell>
          <table:table-cell table:style-name="ce12" table:formula="of:=SUM([.I29:.K29])/3" office:value-type="float" office:value="399.333333333333" calcext:value-type="float">
            <text:p>399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32" calcext:value-type="float">
            <text:p>232</text:p>
          </table:table-cell>
          <table:table-cell table:style-name="ce12" table:formula="of:=SUM([.E30:.G30])/3" office:value-type="float" office:value="241.666666666667" calcext:value-type="float">
            <text:p>242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446" calcext:value-type="float">
            <text:p>446</text:p>
          </table:table-cell>
          <table:table-cell table:style-name="ce12" table:formula="of:=SUM([.I30:.K30])/3" office:value-type="float" office:value="468" calcext:value-type="float">
            <text:p>468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NodeJ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554" calcext:value-type="float">
            <text:p>554</text:p>
          </table:table-cell>
          <table:table-cell table:style-name="ce12" table:formula="of:=SUM([.E5:.G5])/3" office:value-type="float" office:value="540.333333333333" calcext:value-type="float">
            <text:p>540</text:p>
          </table:table-cell>
          <table:table-cell table:style-name="ce4" office:value-type="float" office:value="53676" calcext:value-type="float">
            <text:p>53676</text:p>
          </table:table-cell>
          <table:table-cell table:style-name="ce4" office:value-type="float" office:value="54495" calcext:value-type="float">
            <text:p>54495</text:p>
          </table:table-cell>
          <table:table-cell table:style-name="ce4" office:value-type="float" office:value="51153" calcext:value-type="float">
            <text:p>51153</text:p>
          </table:table-cell>
          <table:table-cell table:style-name="ce12" table:formula="of:=SUM([.I5:.K5])/3" office:value-type="float" office:value="53108" calcext:value-type="float">
            <text:p>53108</text:p>
          </table:table-cell>
          <table:table-cell table:style-name="ce4" table:number-columns-repeated="3"/>
          <table:table-cell table:style-name="ce12" table:formula="of:=SUM([.M5:.O5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formula="of:=SUM([.E6:.G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6:.K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6:.O6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3886" calcext:value-type="float">
            <text:p>3886</text:p>
          </table:table-cell>
          <table:table-cell table:style-name="ce4" office:value-type="float" office:value="3253" calcext:value-type="float">
            <text:p>3253</text:p>
          </table:table-cell>
          <table:table-cell table:style-name="ce12" table:formula="of:=SUM([.E7:.G7])/3" office:value-type="float" office:value="3496.33333333333" calcext:value-type="float">
            <text:p>3496</text:p>
          </table:table-cell>
          <table:table-cell table:style-name="ce4" office:value-type="string" calcext:value-type="string">
            <text:p>out of memory</text:p>
          </table:table-cell>
          <table:table-cell table:style-name="ce4" table:number-columns-repeated="2"/>
          <table:table-cell table:style-name="ce12" table:formula="of:=SUM([.I7:.K7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7:.O7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8:.G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8:.K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8:.O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6921" calcext:value-type="float">
            <text:p>6921</text:p>
          </table:table-cell>
          <table:table-cell table:style-name="ce4" office:value-type="float" office:value="7734" calcext:value-type="float">
            <text:p>7734</text:p>
          </table:table-cell>
          <table:table-cell table:style-name="ce4" office:value-type="float" office:value="6587" calcext:value-type="float">
            <text:p>6587</text:p>
          </table:table-cell>
          <table:table-cell table:style-name="ce12" table:formula="of:=SUM([.E9:.G9])/3" office:value-type="float" office:value="7080.66666666667" calcext:value-type="float">
            <text:p>7081</text:p>
          </table:table-cell>
          <table:table-cell table:style-name="ce4" office:value-type="string" calcext:value-type="string">
            <text:p>kaputt</text:p>
          </table:table-cell>
          <table:table-cell table:style-name="ce4" table:number-columns-repeated="2"/>
          <table:table-cell table:style-name="ce12" table:formula="of:=SUM([.I9:.K9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9:.O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10:.G1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0:.K1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0:.O10])/3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576" calcext:value-type="float">
            <text:p>576</text:p>
          </table:table-cell>
          <table:table-cell table:style-name="ce12" table:formula="of:=SUM([.E13:.G13])/3" office:value-type="float" office:value="570.666666666667" calcext:value-type="float">
            <text:p>571</text:p>
          </table:table-cell>
          <table:table-cell table:style-name="ce4" office:value-type="float" office:value="55666" calcext:value-type="float">
            <text:p>55666</text:p>
          </table:table-cell>
          <table:table-cell table:style-name="ce4" office:value-type="float" office:value="51986" calcext:value-type="float">
            <text:p>51986</text:p>
          </table:table-cell>
          <table:table-cell table:style-name="ce4" office:value-type="float" office:value="52211" calcext:value-type="float">
            <text:p>52211</text:p>
          </table:table-cell>
          <table:table-cell table:style-name="ce12" table:formula="of:=SUM([.I13:.K13])/3" office:value-type="float" office:value="53287.6666666667" calcext:value-type="float">
            <text:p>53288</text:p>
          </table:table-cell>
          <table:table-cell table:style-name="ce4" table:number-columns-repeated="3"/>
          <table:table-cell table:style-name="ce12" table:formula="of:=SUM([.M13:.O13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formula="of:=SUM([.E14:.G14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4:.K14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4:.O14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484" calcext:value-type="float">
            <text:p>3484</text:p>
          </table:table-cell>
          <table:table-cell table:style-name="ce4" office:value-type="float" office:value="3309" calcext:value-type="float">
            <text:p>3309</text:p>
          </table:table-cell>
          <table:table-cell table:style-name="ce4" office:value-type="float" office:value="3090" calcext:value-type="float">
            <text:p>3090</text:p>
          </table:table-cell>
          <table:table-cell table:style-name="ce12" table:formula="of:=SUM([.E15:.G15])/3" office:value-type="float" office:value="3294.33333333333" calcext:value-type="float">
            <text:p>3294</text:p>
          </table:table-cell>
          <table:table-cell table:number-columns-repeated="2" table:style-name="ce4" office:value-type="string" calcext:value-type="string">
            <text:p>out of memory</text:p>
          </table:table-cell>
          <table:table-cell table:style-name="ce4" office:value-type="string" calcext:value-type="string">
            <text:p>timout</text:p>
          </table:table-cell>
          <table:table-cell table:style-name="ce12" table:formula="of:=SUM([.I15:.K15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5:.O15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16:.G1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6:.K1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6:.O16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7145" calcext:value-type="float">
            <text:p>7145</text:p>
          </table:table-cell>
          <table:table-cell table:style-name="ce4" office:value-type="float" office:value="7269" calcext:value-type="float">
            <text:p>7269</text:p>
          </table:table-cell>
          <table:table-cell table:style-name="ce4" office:value-type="float" office:value="6371" calcext:value-type="float">
            <text:p>6371</text:p>
          </table:table-cell>
          <table:table-cell table:style-name="ce12" table:formula="of:=SUM([.E17:.G17])/3" office:value-type="float" office:value="6928.33333333333" calcext:value-type="float">
            <text:p>6928</text:p>
          </table:table-cell>
          <table:table-cell table:style-name="ce4" table:number-columns-repeated="3"/>
          <table:table-cell table:style-name="ce12" table:formula="of:=SUM([.I17:.K17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7:.O17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18:.G1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8:.K1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8:.O18])/3"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78" calcext:value-type="float">
            <text:p>178</text:p>
          </table:table-cell>
          <table:table-cell table:style-name="ce12" table:formula="of:=SUM([.E22:.G22])/3" office:value-type="float" office:value="193.666666666667" calcext:value-type="float">
            <text:p>194</text:p>
          </table:table-cell>
          <table:table-cell table:style-name="ce4" office:value-type="float" office:value="1431" calcext:value-type="float">
            <text:p>1431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437" calcext:value-type="float">
            <text:p>1437</text:p>
          </table:table-cell>
          <table:table-cell table:style-name="ce12" table:formula="of:=SUM([.I22:.K22])/3" office:value-type="float" office:value="1409" calcext:value-type="float">
            <text:p>1409</text:p>
          </table:table-cell>
          <table:table-cell table:style-name="ce4" office:value-type="float" office:value="13782" calcext:value-type="float">
            <text:p>13782</text:p>
          </table:table-cell>
          <table:table-cell table:style-name="ce4" office:value-type="float" office:value="13469" calcext:value-type="float">
            <text:p>13469</text:p>
          </table:table-cell>
          <table:table-cell table:style-name="ce4" office:value-type="float" office:value="13366" calcext:value-type="float">
            <text:p>13366</text:p>
          </table:table-cell>
          <table:table-cell table:style-name="ce12" table:formula="of:=SUM([.M22:.O22])/3" office:value-type="float" office:value="13539" calcext:value-type="float">
            <text:p>13539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7" calcext:value-type="float">
            <text:p>187</text:p>
          </table:table-cell>
          <table:table-cell table:style-name="ce12" table:formula="of:=SUM([.E23:.G23])/3" office:value-type="float" office:value="189.666666666667" calcext:value-type="float">
            <text:p>190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434" calcext:value-type="float">
            <text:p>1434</text:p>
          </table:table-cell>
          <table:table-cell table:style-name="ce4" office:value-type="float" office:value="1543" calcext:value-type="float">
            <text:p>1543</text:p>
          </table:table-cell>
          <table:table-cell table:style-name="ce12" table:formula="of:=SUM([.I23:.K23])/3" office:value-type="float" office:value="1426.66666666667" calcext:value-type="float">
            <text:p>1427</text:p>
          </table:table-cell>
          <table:table-cell table:style-name="ce4" office:value-type="float" office:value="13654" calcext:value-type="float">
            <text:p>13654</text:p>
          </table:table-cell>
          <table:table-cell table:style-name="ce4" office:value-type="float" office:value="14339" calcext:value-type="float">
            <text:p>14339</text:p>
          </table:table-cell>
          <table:table-cell table:style-name="ce4" office:value-type="float" office:value="14152" calcext:value-type="float">
            <text:p>14152</text:p>
          </table:table-cell>
          <table:table-cell table:style-name="ce12" table:formula="of:=SUM([.M23:.O23])/3" office:value-type="float" office:value="14048.3333333333" calcext:value-type="float">
            <text:p>14048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25" calcext:value-type="float">
            <text:p>225</text:p>
          </table:table-cell>
          <table:table-cell table:style-name="ce12" table:formula="of:=SUM([.E24:.G24])/3" office:value-type="float" office:value="236" calcext:value-type="float">
            <text:p>236</text:p>
          </table:table-cell>
          <table:table-cell table:style-name="ce4" office:value-type="float" office:value="1913" calcext:value-type="float">
            <text:p>1913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2222" calcext:value-type="float">
            <text:p>2222</text:p>
          </table:table-cell>
          <table:table-cell table:style-name="ce12" table:formula="of:=SUM([.I24:.K24])/3" office:value-type="float" office:value="2046.33333333333" calcext:value-type="float">
            <text:p>2046</text:p>
          </table:table-cell>
          <table:table-cell table:style-name="ce4" office:value-type="float" office:value="18093" calcext:value-type="float">
            <text:p>18093</text:p>
          </table:table-cell>
          <table:table-cell table:style-name="ce4" office:value-type="float" office:value="18861" calcext:value-type="float">
            <text:p>18861</text:p>
          </table:table-cell>
          <table:table-cell table:style-name="ce4" office:value-type="float" office:value="18029" calcext:value-type="float">
            <text:p>18029</text:p>
          </table:table-cell>
          <table:table-cell table:style-name="ce12" table:formula="of:=SUM([.M24:.O24])/3" office:value-type="float" office:value="18327.6666666667" calcext:value-type="float">
            <text:p>18328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366" calcext:value-type="float">
            <text:p>366</text:p>
          </table:table-cell>
          <table:table-cell office:value-type="float" office:value="346" calcext:value-type="float">
            <text:p>346</text:p>
          </table:table-cell>
          <table:table-cell table:style-name="ce4" office:value-type="float" office:value="343" calcext:value-type="float">
            <text:p>343</text:p>
          </table:table-cell>
          <table:table-cell table:style-name="ce12" table:formula="of:=SUM([.E28:.G28])/3" office:value-type="float" office:value="351.666666666667" calcext:value-type="float">
            <text:p>352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517" calcext:value-type="float">
            <text:p>517</text:p>
          </table:table-cell>
          <table:table-cell table:style-name="ce12" table:formula="of:=SUM([.I28:.K28])/3" office:value-type="float" office:value="571" calcext:value-type="float">
            <text:p>571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306" calcext:value-type="float">
            <text:p>306</text:p>
          </table:table-cell>
          <table:table-cell office:value-type="float" office:value="355" calcext:value-type="float">
            <text:p>355</text:p>
          </table:table-cell>
          <table:table-cell table:style-name="ce4" office:value-type="float" office:value="291" calcext:value-type="float">
            <text:p>291</text:p>
          </table:table-cell>
          <table:table-cell table:style-name="ce12" table:formula="of:=SUM([.E29:.G29])/3" office:value-type="float" office:value="317.333333333333" calcext:value-type="float">
            <text:p>317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673" calcext:value-type="float">
            <text:p>673</text:p>
          </table:table-cell>
          <table:table-cell table:style-name="ce12" table:formula="of:=SUM([.I29:.K29])/3" office:value-type="float" office:value="624" calcext:value-type="float">
            <text:p>624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437" calcext:value-type="float">
            <text:p>437</text:p>
          </table:table-cell>
          <table:table-cell office:value-type="float" office:value="468" calcext:value-type="float">
            <text:p>468</text:p>
          </table:table-cell>
          <table:table-cell table:style-name="ce4" office:value-type="float" office:value="394" calcext:value-type="float">
            <text:p>394</text:p>
          </table:table-cell>
          <table:table-cell table:style-name="ce12" table:formula="of:=SUM([.E30:.G30])/3" office:value-type="float" office:value="433" calcext:value-type="float">
            <text:p>433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772" calcext:value-type="float">
            <text:p>772</text:p>
          </table:table-cell>
          <table:table-cell table:style-name="ce12" table:formula="of:=SUM([.I30:.K30])/3" office:value-type="float" office:value="787.666666666667" calcext:value-type="float">
            <text:p>788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NoMatrix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88" calcext:value-type="float">
            <text:p>188</text:p>
          </table:table-cell>
          <table:table-cell table:style-name="ce12" table:formula="of:=SUM([.E5:.G5])/3" office:value-type="float" office:value="196.333333333333" calcext:value-type="float">
            <text:p>196</text:p>
          </table:table-cell>
          <table:table-cell table:style-name="ce4" office:value-type="float" office:value="1424" calcext:value-type="float">
            <text:p>1424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1334" calcext:value-type="float">
            <text:p>1334</text:p>
          </table:table-cell>
          <table:table-cell table:style-name="ce12" table:formula="of:=SUM([.I5:.K5])/3" office:value-type="float" office:value="1348.66666666667" calcext:value-type="float">
            <text:p>1349</text:p>
          </table:table-cell>
          <table:table-cell table:style-name="ce4" office:value-type="float" office:value="14690" calcext:value-type="float">
            <text:p>14690</text:p>
          </table:table-cell>
          <table:table-cell table:style-name="ce4" office:value-type="float" office:value="13344" calcext:value-type="float">
            <text:p>13344</text:p>
          </table:table-cell>
          <table:table-cell table:style-name="ce4" office:value-type="float" office:value="13399" calcext:value-type="float">
            <text:p>13399</text:p>
          </table:table-cell>
          <table:table-cell table:style-name="ce12" table:formula="of:=SUM([.M5:.O5])/3" office:value-type="float" office:value="13811" calcext:value-type="float">
            <text:p>13811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" calcext:value-type="float">
            <text:p>136</text:p>
          </table:table-cell>
          <table:table-cell table:style-name="ce12" table:formula="of:=SUM([.E6:.G6])/3" office:value-type="float" office:value="146" calcext:value-type="float">
            <text:p>146</text:p>
          </table:table-cell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34" calcext:value-type="float">
            <text:p>1134</text:p>
          </table:table-cell>
          <table:table-cell table:style-name="ce12" table:formula="of:=SUM([.I6:.K6])/3" office:value-type="float" office:value="1147" calcext:value-type="float">
            <text:p>1147</text:p>
          </table:table-cell>
          <table:table-cell table:style-name="ce4" office:value-type="float" office:value="11859" calcext:value-type="float">
            <text:p>11859</text:p>
          </table:table-cell>
          <table:table-cell table:style-name="ce4" office:value-type="float" office:value="10680" calcext:value-type="float">
            <text:p>10680</text:p>
          </table:table-cell>
          <table:table-cell table:style-name="ce4" office:value-type="float" office:value="10674" calcext:value-type="float">
            <text:p>10674</text:p>
          </table:table-cell>
          <table:table-cell table:style-name="ce12" table:formula="of:=SUM([.M6:.O6])/3" office:value-type="float" office:value="11071" calcext:value-type="float">
            <text:p>11071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75" calcext:value-type="float">
            <text:p>175</text:p>
          </table:table-cell>
          <table:table-cell table:style-name="ce12" table:formula="of:=SUM([.E7:.G7])/3" office:value-type="float" office:value="168" calcext:value-type="float">
            <text:p>168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321" calcext:value-type="float">
            <text:p>1321</text:p>
          </table:table-cell>
          <table:table-cell table:style-name="ce12" table:formula="of:=SUM([.I7:.K7])/3" office:value-type="float" office:value="1478.66666666667" calcext:value-type="float">
            <text:p>1479</text:p>
          </table:table-cell>
          <table:table-cell table:style-name="ce4" office:value-type="float" office:value="15361" calcext:value-type="float">
            <text:p>15361</text:p>
          </table:table-cell>
          <table:table-cell table:style-name="ce4" office:value-type="float" office:value="13575" calcext:value-type="float">
            <text:p>13575</text:p>
          </table:table-cell>
          <table:table-cell table:style-name="ce4" office:value-type="float" office:value="13873" calcext:value-type="float">
            <text:p>13873</text:p>
          </table:table-cell>
          <table:table-cell table:style-name="ce12" table:formula="of:=SUM([.M7:.O7])/3" office:value-type="float" office:value="14269.6666666667" calcext:value-type="float">
            <text:p>14270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44" calcext:value-type="float">
            <text:p>144</text:p>
          </table:table-cell>
          <table:table-cell table:style-name="ce12" table:formula="of:=SUM([.E8:.G8])/3" office:value-type="float" office:value="126.333333333333" calcext:value-type="float">
            <text:p>126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1135" calcext:value-type="float">
            <text:p>1135</text:p>
          </table:table-cell>
          <table:table-cell table:style-name="ce12" table:formula="of:=SUM([.I8:.K8])/3" office:value-type="float" office:value="1194.66666666667" calcext:value-type="float">
            <text:p>1195</text:p>
          </table:table-cell>
          <table:table-cell table:style-name="ce4" office:value-type="float" office:value="11894" calcext:value-type="float">
            <text:p>11894</text:p>
          </table:table-cell>
          <table:table-cell table:style-name="ce4" office:value-type="float" office:value="10906" calcext:value-type="float">
            <text:p>10906</text:p>
          </table:table-cell>
          <table:table-cell table:style-name="ce4" office:value-type="float" office:value="11179" calcext:value-type="float">
            <text:p>11179</text:p>
          </table:table-cell>
          <table:table-cell table:style-name="ce12" table:formula="of:=SUM([.M8:.O8])/3" office:value-type="float" office:value="11326.3333333333" calcext:value-type="float">
            <text:p>11326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72" calcext:value-type="float">
            <text:p>172</text:p>
          </table:table-cell>
          <table:table-cell table:style-name="ce12" table:formula="of:=SUM([.E9:.G9])/3" office:value-type="float" office:value="165.666666666667" calcext:value-type="float">
            <text:p>166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336" calcext:value-type="float">
            <text:p>1336</text:p>
          </table:table-cell>
          <table:table-cell table:style-name="ce4" office:value-type="float" office:value="1322" calcext:value-type="float">
            <text:p>1322</text:p>
          </table:table-cell>
          <table:table-cell table:style-name="ce12" table:formula="of:=SUM([.I9:.K9])/3" office:value-type="float" office:value="1367.66666666667" calcext:value-type="float">
            <text:p>1368</text:p>
          </table:table-cell>
          <table:table-cell table:style-name="ce4" office:value-type="float" office:value="15875" calcext:value-type="float">
            <text:p>15875</text:p>
          </table:table-cell>
          <table:table-cell table:style-name="ce4" office:value-type="float" office:value="13793" calcext:value-type="float">
            <text:p>13793</text:p>
          </table:table-cell>
          <table:table-cell table:style-name="ce4" office:value-type="float" office:value="13976" calcext:value-type="float">
            <text:p>13976</text:p>
          </table:table-cell>
          <table:table-cell table:style-name="ce12" table:formula="of:=SUM([.M9:.O9])/3" office:value-type="float" office:value="14548" calcext:value-type="float">
            <text:p>14548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style-name="ce12" table:formula="of:=SUM([.E10:.G10])/3" office:value-type="float" office:value="122.666666666667" calcext:value-type="float">
            <text:p>123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1089" calcext:value-type="float">
            <text:p>1089</text:p>
          </table:table-cell>
          <table:table-cell table:style-name="ce12" table:formula="of:=SUM([.I10:.K10])/3" office:value-type="float" office:value="1094.66666666667" calcext:value-type="float">
            <text:p>1095</text:p>
          </table:table-cell>
          <table:table-cell table:style-name="ce4" office:value-type="float" office:value="12927" calcext:value-type="float">
            <text:p>12927</text:p>
          </table:table-cell>
          <table:table-cell table:style-name="ce4" office:value-type="float" office:value="11609" calcext:value-type="float">
            <text:p>11609</text:p>
          </table:table-cell>
          <table:table-cell table:style-name="ce4" office:value-type="float" office:value="11905" calcext:value-type="float">
            <text:p>11905</text:p>
          </table:table-cell>
          <table:table-cell table:style-name="ce12" table:formula="of:=SUM([.M10:.O10])/3" office:value-type="float" office:value="12147" calcext:value-type="float">
            <text:p>12147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89" calcext:value-type="float">
            <text:p>289</text:p>
          </table:table-cell>
          <table:table-cell table:style-name="ce12" table:formula="of:=SUM([.E13:.G13])/3" office:value-type="float" office:value="226" calcext:value-type="float">
            <text:p>226</text:p>
          </table:table-cell>
          <table:table-cell table:style-name="ce4" office:value-type="float" office:value="1709" calcext:value-type="float">
            <text:p>1709</text:p>
          </table:table-cell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1519" calcext:value-type="float">
            <text:p>1519</text:p>
          </table:table-cell>
          <table:table-cell table:style-name="ce12" table:formula="of:=SUM([.I13:.K13])/3" office:value-type="float" office:value="1579" calcext:value-type="float">
            <text:p>1579</text:p>
          </table:table-cell>
          <table:table-cell table:style-name="ce4" office:value-type="float" office:value="16835" calcext:value-type="float">
            <text:p>16835</text:p>
          </table:table-cell>
          <table:table-cell table:style-name="ce4" office:value-type="float" office:value="14958" calcext:value-type="float">
            <text:p>14958</text:p>
          </table:table-cell>
          <table:table-cell table:style-name="ce4" office:value-type="float" office:value="15365" calcext:value-type="float">
            <text:p>15365</text:p>
          </table:table-cell>
          <table:table-cell table:style-name="ce12" table:formula="of:=SUM([.M13:.O13])/3" office:value-type="float" office:value="15719.3333333333" calcext:value-type="float">
            <text:p>15719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20" calcext:value-type="float">
            <text:p>120</text:p>
          </table:table-cell>
          <table:table-cell table:style-name="ce12" table:formula="of:=SUM([.E14:.G14])/3" office:value-type="float" office:value="119.666666666667" calcext:value-type="float">
            <text:p>120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1222" calcext:value-type="float">
            <text:p>1222</text:p>
          </table:table-cell>
          <table:table-cell table:style-name="ce12" table:formula="of:=SUM([.I14:.K14])/3" office:value-type="float" office:value="1254" calcext:value-type="float">
            <text:p>1254</text:p>
          </table:table-cell>
          <table:table-cell table:style-name="ce4" office:value-type="float" office:value="13640" calcext:value-type="float">
            <text:p>13640</text:p>
          </table:table-cell>
          <table:table-cell table:style-name="ce4" office:value-type="float" office:value="12322" calcext:value-type="float">
            <text:p>12322</text:p>
          </table:table-cell>
          <table:table-cell table:style-name="ce4" office:value-type="float" office:value="12510" calcext:value-type="float">
            <text:p>12510</text:p>
          </table:table-cell>
          <table:table-cell table:style-name="ce12" table:formula="of:=SUM([.M14:.O14])/3" office:value-type="float" office:value="12824" calcext:value-type="float">
            <text:p>12824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91" calcext:value-type="float">
            <text:p>191</text:p>
          </table:table-cell>
          <table:table-cell table:style-name="ce12" table:formula="of:=SUM([.E15:.G15])/3" office:value-type="float" office:value="169.333333333333" calcext:value-type="float">
            <text:p>169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1508" calcext:value-type="float">
            <text:p>1508</text:p>
          </table:table-cell>
          <table:table-cell table:style-name="ce4" office:value-type="float" office:value="1515" calcext:value-type="float">
            <text:p>1515</text:p>
          </table:table-cell>
          <table:table-cell table:style-name="ce12" table:formula="of:=SUM([.I15:.K15])/3" office:value-type="float" office:value="1542" calcext:value-type="float">
            <text:p>1542</text:p>
          </table:table-cell>
          <table:table-cell table:style-name="ce4" office:value-type="float" office:value="16635" calcext:value-type="float">
            <text:p>16635</text:p>
          </table:table-cell>
          <table:table-cell table:style-name="ce4" office:value-type="float" office:value="15181" calcext:value-type="float">
            <text:p>15181</text:p>
          </table:table-cell>
          <table:table-cell table:style-name="ce4" office:value-type="float" office:value="15594" calcext:value-type="float">
            <text:p>15594</text:p>
          </table:table-cell>
          <table:table-cell table:style-name="ce12" table:formula="of:=SUM([.M15:.O15])/3" office:value-type="float" office:value="15803.3333333333" calcext:value-type="float">
            <text:p>15803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28" calcext:value-type="float">
            <text:p>128</text:p>
          </table:table-cell>
          <table:table-cell table:style-name="ce12" table:formula="of:=SUM([.E16:.G16])/3" office:value-type="float" office:value="138.333333333333" calcext:value-type="float">
            <text:p>138</text:p>
          </table:table-cell>
          <table:table-cell table:style-name="ce4" office:value-type="float" office:value="1431" calcext:value-type="float">
            <text:p>1431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1231" calcext:value-type="float">
            <text:p>1231</text:p>
          </table:table-cell>
          <table:table-cell table:style-name="ce12" table:formula="of:=SUM([.I16:.K16])/3" office:value-type="float" office:value="1320.33333333333" calcext:value-type="float">
            <text:p>1320</text:p>
          </table:table-cell>
          <table:table-cell table:style-name="ce4" office:value-type="float" office:value="13550" calcext:value-type="float">
            <text:p>13550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float" office:value="12911" calcext:value-type="float">
            <text:p>12911</text:p>
          </table:table-cell>
          <table:table-cell table:style-name="ce12" table:formula="of:=SUM([.M16:.O16])/3" office:value-type="float" office:value="12940.6666666667" calcext:value-type="float">
            <text:p>12941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61" calcext:value-type="float">
            <text:p>161</text:p>
          </table:table-cell>
          <table:table-cell table:style-name="ce12" table:formula="of:=SUM([.E17:.G17])/3" office:value-type="float" office:value="162" calcext:value-type="float">
            <text:p>162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571" calcext:value-type="float">
            <text:p>1571</text:p>
          </table:table-cell>
          <table:table-cell table:style-name="ce12" table:formula="of:=SUM([.I17:.K17])/3" office:value-type="float" office:value="1567" calcext:value-type="float">
            <text:p>1567</text:p>
          </table:table-cell>
          <table:table-cell table:style-name="ce4" office:value-type="float" office:value="16954" calcext:value-type="float">
            <text:p>16954</text:p>
          </table:table-cell>
          <table:table-cell table:style-name="ce4" office:value-type="float" office:value="15224" calcext:value-type="float">
            <text:p>15224</text:p>
          </table:table-cell>
          <table:table-cell table:style-name="ce4" office:value-type="float" office:value="15676" calcext:value-type="float">
            <text:p>15676</text:p>
          </table:table-cell>
          <table:table-cell table:style-name="ce12" table:formula="of:=SUM([.M17:.O17])/3" office:value-type="float" office:value="15951.3333333333" calcext:value-type="float">
            <text:p>15951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50" calcext:value-type="float">
            <text:p>150</text:p>
          </table:table-cell>
          <table:table-cell table:style-name="ce12" table:formula="of:=SUM([.E18:.G18])/3" office:value-type="float" office:value="127.333333333333" calcext:value-type="float">
            <text:p>127</text:p>
          </table:table-cell>
          <table:table-cell table:style-name="ce4" office:value-type="float" office:value="1393" calcext:value-type="float">
            <text:p>1393</text:p>
          </table:table-cell>
          <table:table-cell table:style-name="ce4" office:value-type="float" office:value="1259" calcext:value-type="float">
            <text:p>1259</text:p>
          </table:table-cell>
          <table:table-cell table:style-name="ce4" office:value-type="float" office:value="1219" calcext:value-type="float">
            <text:p>1219</text:p>
          </table:table-cell>
          <table:table-cell table:style-name="ce12" table:formula="of:=SUM([.I18:.K18])/3" office:value-type="float" office:value="1290.33333333333" calcext:value-type="float">
            <text:p>1290</text:p>
          </table:table-cell>
          <table:table-cell table:style-name="ce4" office:value-type="float" office:value="13370" calcext:value-type="float">
            <text:p>13370</text:p>
          </table:table-cell>
          <table:table-cell table:style-name="ce4" office:value-type="float" office:value="11991" calcext:value-type="float">
            <text:p>11991</text:p>
          </table:table-cell>
          <table:table-cell table:style-name="ce4" office:value-type="float" office:value="12230" calcext:value-type="float">
            <text:p>12230</text:p>
          </table:table-cell>
          <table:table-cell table:style-name="ce12" table:formula="of:=SUM([.M18:.O18])/3" office:value-type="float" office:value="12530.3333333333" calcext:value-type="float">
            <text:p>12530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4" calcext:value-type="float">
            <text:p>134</text:p>
          </table:table-cell>
          <table:table-cell table:style-name="ce12" table:formula="of:=SUM([.E22:.G22])/3" office:value-type="float" office:value="137.333333333333" calcext:value-type="float">
            <text:p>137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1274" calcext:value-type="float">
            <text:p>1274</text:p>
          </table:table-cell>
          <table:table-cell table:style-name="ce12" table:formula="of:=SUM([.I22:.K22])/3" office:value-type="float" office:value="1339.33333333333" calcext:value-type="float">
            <text:p>1339</text:p>
          </table:table-cell>
          <table:table-cell table:style-name="ce4" office:value-type="float" office:value="13793" calcext:value-type="float">
            <text:p>13793</text:p>
          </table:table-cell>
          <table:table-cell table:style-name="ce4" office:value-type="float" office:value="12688" calcext:value-type="float">
            <text:p>12688</text:p>
          </table:table-cell>
          <table:table-cell table:style-name="ce4" office:value-type="float" office:value="13250" calcext:value-type="float">
            <text:p>13250</text:p>
          </table:table-cell>
          <table:table-cell table:style-name="ce12" table:formula="of:=SUM([.M22:.O22])/3" office:value-type="float" office:value="13243.6666666667" calcext:value-type="float">
            <text:p>13244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3" calcext:value-type="float">
            <text:p>143</text:p>
          </table:table-cell>
          <table:table-cell table:style-name="ce12" table:formula="of:=SUM([.E23:.G23])/3" office:value-type="float" office:value="162" calcext:value-type="float">
            <text:p>162</text:p>
          </table:table-cell>
          <table:table-cell table:style-name="ce4" office:value-type="float" office:value="1517" calcext:value-type="float">
            <text:p>1517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379" calcext:value-type="float">
            <text:p>1379</text:p>
          </table:table-cell>
          <table:table-cell table:style-name="ce12" table:formula="of:=SUM([.I23:.K23])/3" office:value-type="float" office:value="1432" calcext:value-type="float">
            <text:p>1432</text:p>
          </table:table-cell>
          <table:table-cell table:style-name="ce4" office:value-type="float" office:value="14054" calcext:value-type="float">
            <text:p>14054</text:p>
          </table:table-cell>
          <table:table-cell table:style-name="ce4" office:value-type="float" office:value="13025" calcext:value-type="float">
            <text:p>13025</text:p>
          </table:table-cell>
          <table:table-cell table:style-name="ce4" office:value-type="float" office:value="13333" calcext:value-type="float">
            <text:p>13333</text:p>
          </table:table-cell>
          <table:table-cell table:style-name="ce12" table:formula="of:=SUM([.M23:.O23])/3" office:value-type="float" office:value="13470.6666666667" calcext:value-type="float">
            <text:p>13471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81" calcext:value-type="float">
            <text:p>181</text:p>
          </table:table-cell>
          <table:table-cell table:style-name="ce12" table:formula="of:=SUM([.E24:.G24])/3" office:value-type="float" office:value="175.666666666667" calcext:value-type="float">
            <text:p>176</text:p>
          </table:table-cell>
          <table:table-cell table:style-name="ce4" office:value-type="float" office:value="1759" calcext:value-type="float">
            <text:p>1759</text:p>
          </table:table-cell>
          <table:table-cell table:style-name="ce4" office:value-type="float" office:value="1626" calcext:value-type="float">
            <text:p>1626</text:p>
          </table:table-cell>
          <table:table-cell table:style-name="ce4" office:value-type="float" office:value="1496" calcext:value-type="float">
            <text:p>1496</text:p>
          </table:table-cell>
          <table:table-cell table:style-name="ce12" table:formula="of:=SUM([.I24:.K24])/3" office:value-type="float" office:value="1627" calcext:value-type="float">
            <text:p>1627</text:p>
          </table:table-cell>
          <table:table-cell table:style-name="ce4" office:value-type="float" office:value="16132" calcext:value-type="float">
            <text:p>16132</text:p>
          </table:table-cell>
          <table:table-cell table:style-name="ce4" office:value-type="float" office:value="15214" calcext:value-type="float">
            <text:p>15214</text:p>
          </table:table-cell>
          <table:table-cell table:style-name="ce4" office:value-type="float" office:value="16370" calcext:value-type="float">
            <text:p>16370</text:p>
          </table:table-cell>
          <table:table-cell table:style-name="ce12" table:formula="of:=SUM([.M24:.O24])/3" office:value-type="float" office:value="15905.3333333333" calcext:value-type="float">
            <text:p>15905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75" calcext:value-type="float">
            <text:p>175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198" calcext:value-type="float">
            <text:p>198</text:p>
          </table:table-cell>
          <table:table-cell table:style-name="ce12" table:formula="of:=SUM([.E28:.G28])/3" office:value-type="float" office:value="195.666666666667" calcext:value-type="float">
            <text:p>196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25" calcext:value-type="float">
            <text:p>425</text:p>
          </table:table-cell>
          <table:table-cell table:style-name="ce12" table:formula="of:=SUM([.I28:.K28])/3" office:value-type="float" office:value="435" calcext:value-type="float">
            <text:p>435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style-name="ce4" office:value-type="float" office:value="187" calcext:value-type="float">
            <text:p>187</text:p>
          </table:table-cell>
          <table:table-cell table:style-name="ce12" table:formula="of:=SUM([.E29:.G29])/3" office:value-type="float" office:value="228" calcext:value-type="float">
            <text:p>228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45" calcext:value-type="float">
            <text:p>445</text:p>
          </table:table-cell>
          <table:table-cell table:style-name="ce12" table:formula="of:=SUM([.I29:.K29])/3" office:value-type="float" office:value="449" calcext:value-type="float">
            <text:p>449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61" calcext:value-type="float">
            <text:p>261</text:p>
          </table:table-cell>
          <table:table-cell office:value-type="float" office:value="166" calcext:value-type="float">
            <text:p>166</text:p>
          </table:table-cell>
          <table:table-cell table:style-name="ce4" office:value-type="float" office:value="204" calcext:value-type="float">
            <text:p>204</text:p>
          </table:table-cell>
          <table:table-cell table:style-name="ce12" table:formula="of:=SUM([.E30:.G30])/3" office:value-type="float" office:value="210.333333333333" calcext:value-type="float">
            <text:p>210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58" calcext:value-type="float">
            <text:p>458</text:p>
          </table:table-cell>
          <table:table-cell table:style-name="ce12" table:formula="of:=SUM([.I30:.K30])/3" office:value-type="float" office:value="477.666666666667" calcext:value-type="float">
            <text:p>478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ummary" table:style-name="ta1"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6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3" office:value-type="string" calcext:value-type="string">
            <text:p>Hyperty address allocation performance</text:p>
          </table:table-cell>
          <table:table-cell table:number-columns-repeated="5"/>
          <table:table-cell table:style-name="ce13" office:value-type="string" calcext:value-type="string">
            <text:p>Hyperty address de-allocation performanc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Vertx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dejs</text:p>
          </table:table-cell>
          <table:table-cell table:style-name="ce13" table:number-columns-repeated="2"/>
          <table:table-cell table:style-name="ce14"/>
          <table:table-cell table:style-name="ce14" office:value-type="string" calcext:value-type="string">
            <text:p>Vertx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d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1</text:p>
          </table:table-cell>
          <table:table-cell table:style-name="ce15" table:formula="of:=[Vertx.H5]" office:value-type="float" office:value="417.666666666667" calcext:value-type="float">
            <text:p>418</text:p>
          </table:table-cell>
          <table:table-cell table:style-name="ce15" table:formula="of:=[Matrix.H5]" office:value-type="float" office:value="1650.33333333333" calcext:value-type="float">
            <text:p>1650</text:p>
          </table:table-cell>
          <table:table-cell table:style-name="ce15" table:formula="of:=[NodeJs.H5]" office:value-type="float" office:value="540.333333333333" calcext:value-type="float">
            <text:p>540</text:p>
          </table:table-cell>
          <table:table-cell table:number-columns-repeated="2"/>
          <table:table-cell table:style-name="Default" office:value-type="string" calcext:value-type="string">
            <text:p>100 x 1</text:p>
          </table:table-cell>
          <table:table-cell table:style-name="ce15" table:formula="of:=[Vertx.H6]" office:value-type="float" office:value="0" calcext:value-type="float">
            <text:p>0</text:p>
          </table:table-cell>
          <table:table-cell table:style-name="ce15" table:formula="of:=[Matrix.H6]" office:value-type="float" office:value="156" calcext:value-type="float">
            <text:p>156</text:p>
          </table:table-cell>
          <table:table-cell table:style-name="ce15" table:formula="of:=[NodeJs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1</text:p>
          </table:table-cell>
          <table:table-cell table:style-name="ce15" table:formula="of:=[Vertx.L5]" office:value-type="float" office:value="1894.33333333333" calcext:value-type="float">
            <text:p>1894</text:p>
          </table:table-cell>
          <table:table-cell table:style-name="ce15" table:formula="of:=[Matrix.L5]" office:value-type="float" office:value="1527" calcext:value-type="float">
            <text:p>1527</text:p>
          </table:table-cell>
          <table:table-cell table:style-name="ce15" table:formula="of:=[NodeJs.L5]" office:value-type="float" office:value="53108" calcext:value-type="float">
            <text:p>53108</text:p>
          </table:table-cell>
          <table:table-cell table:number-columns-repeated="2"/>
          <table:table-cell table:style-name="Default" office:value-type="string" calcext:value-type="string">
            <text:p>1000 x 1</text:p>
          </table:table-cell>
          <table:table-cell table:style-name="ce15" table:formula="of:=[Vertx.L6]" office:value-type="float" office:value="0" calcext:value-type="float">
            <text:p>0</text:p>
          </table:table-cell>
          <table:table-cell table:style-name="ce15" table:formula="of:=[Matrix.L6]" office:value-type="float" office:value="1302.33333333333" calcext:value-type="float">
            <text:p>1302</text:p>
          </table:table-cell>
          <table:table-cell table:style-name="ce15" table:formula="of:=[NodeJs.L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5" table:formula="of:=[Vertx.P5]" office:value-type="float" office:value="17413" calcext:value-type="float">
            <text:p>17413</text:p>
          </table:table-cell>
          <table:table-cell table:style-name="ce15" table:formula="of:=[Matrix.P5]" office:value-type="float" office:value="15158" calcext:value-type="float">
            <text:p>15158</text:p>
          </table:table-cell>
          <table:table-cell table:style-name="ce15" table:formula="of:=[NodeJs.P5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0 x 1</text:p>
          </table:table-cell>
          <table:table-cell table:style-name="ce15" table:formula="of:=[Vertx.P6]" office:value-type="float" office:value="0" calcext:value-type="float">
            <text:p>0</text:p>
          </table:table-cell>
          <table:table-cell table:style-name="ce15" table:formula="of:=[Matrix.P6]" office:value-type="float" office:value="12564.3333333333" calcext:value-type="float">
            <text:p>12564</text:p>
          </table:table-cell>
          <table:table-cell table:style-name="ce15" table:formula="of:=[NodeJs.P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</text:p>
          </table:table-cell>
          <table:table-cell table:style-name="ce15" table:formula="of:=[Vertx.H7]" office:value-type="float" office:value="402.666666666667" calcext:value-type="float">
            <text:p>403</text:p>
          </table:table-cell>
          <table:table-cell table:style-name="ce15" table:formula="of:=[Matrix.H7]" office:value-type="float" office:value="178.333333333333" calcext:value-type="float">
            <text:p>178</text:p>
          </table:table-cell>
          <table:table-cell table:style-name="ce15" table:formula="of:=[NodeJs.H7]" office:value-type="float" office:value="3496.33333333333" calcext:value-type="float">
            <text:p>3496</text:p>
          </table:table-cell>
          <table:table-cell table:number-columns-repeated="2"/>
          <table:table-cell table:style-name="Default" office:value-type="string" calcext:value-type="string">
            <text:p>100 x 3</text:p>
          </table:table-cell>
          <table:table-cell table:style-name="ce15" table:formula="of:=[Vertx.H8]" office:value-type="float" office:value="0" calcext:value-type="float">
            <text:p>0</text:p>
          </table:table-cell>
          <table:table-cell table:style-name="ce15" table:formula="of:=[Matrix.H8]" office:value-type="float" office:value="140.333333333333" calcext:value-type="float">
            <text:p>140</text:p>
          </table:table-cell>
          <table:table-cell table:style-name="ce15" table:formula="of:=[NodeJs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</text:p>
          </table:table-cell>
          <table:table-cell table:style-name="ce15" table:formula="of:=[Vertx.L7]" office:value-type="float" office:value="1856.66666666667" calcext:value-type="float">
            <text:p>1857</text:p>
          </table:table-cell>
          <table:table-cell table:style-name="ce15" table:formula="of:=[Matrix.L7]" office:value-type="float" office:value="1521.33333333333" calcext:value-type="float">
            <text:p>1521</text:p>
          </table:table-cell>
          <table:table-cell table:style-name="ce15" table:formula="of:=[NodeJs.L7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 x 3</text:p>
          </table:table-cell>
          <table:table-cell table:style-name="ce15" table:formula="of:=[Vertx.L8]" office:value-type="float" office:value="0" calcext:value-type="float">
            <text:p>0</text:p>
          </table:table-cell>
          <table:table-cell table:style-name="ce15" table:formula="of:=[Matrix.L8]" office:value-type="float" office:value="1195.66666666667" calcext:value-type="float">
            <text:p>1196</text:p>
          </table:table-cell>
          <table:table-cell table:style-name="ce15" table:formula="of:=[NodeJs.L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</text:p>
          </table:table-cell>
          <table:table-cell table:style-name="ce15" table:formula="of:=[Vertx.P7]" office:value-type="float" office:value="17517.6666666667" calcext:value-type="float">
            <text:p>17518</text:p>
          </table:table-cell>
          <table:table-cell table:style-name="ce15" table:formula="of:=[Matrix.P7]" office:value-type="float" office:value="15882.3333333333" calcext:value-type="float">
            <text:p>15882</text:p>
          </table:table-cell>
          <table:table-cell table:style-name="ce15" table:formula="of:=[NodeJs.P7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0 x 3</text:p>
          </table:table-cell>
          <table:table-cell table:style-name="ce15" table:formula="of:=[Vertx.P8]" office:value-type="float" office:value="0" calcext:value-type="float">
            <text:p>0</text:p>
          </table:table-cell>
          <table:table-cell table:style-name="ce15" table:formula="of:=[Matrix.P8]" office:value-type="float" office:value="12398.3333333333" calcext:value-type="float">
            <text:p>12398</text:p>
          </table:table-cell>
          <table:table-cell table:style-name="ce15" table:formula="of:=[NodeJs.P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 (key)</text:p>
          </table:table-cell>
          <table:table-cell table:style-name="ce15" table:formula="of:=[Vertx.H9]" office:value-type="float" office:value="334" calcext:value-type="float">
            <text:p>334</text:p>
          </table:table-cell>
          <table:table-cell table:style-name="ce15" table:formula="of:=[Matrix.H9]" office:value-type="float" office:value="179" calcext:value-type="float">
            <text:p>179</text:p>
          </table:table-cell>
          <table:table-cell table:style-name="ce15" table:formula="of:=[NodeJs.H9]" office:value-type="float" office:value="7080.66666666667" calcext:value-type="float">
            <text:p>7081</text:p>
          </table:table-cell>
          <table:table-cell table:number-columns-repeated="2"/>
          <table:table-cell table:style-name="Default" office:value-type="string" calcext:value-type="string">
            <text:p>100 x 3 (key)</text:p>
          </table:table-cell>
          <table:table-cell table:style-name="ce15" table:formula="of:=[Vertx.H10]" office:value-type="float" office:value="0" calcext:value-type="float">
            <text:p>0</text:p>
          </table:table-cell>
          <table:table-cell table:style-name="ce15" table:formula="of:=[Matrix.H10]" office:value-type="float" office:value="118.333333333333" calcext:value-type="float">
            <text:p>118</text:p>
          </table:table-cell>
          <table:table-cell table:style-name="ce15" table:formula="of:=[NodeJs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 (key)</text:p>
          </table:table-cell>
          <table:table-cell table:style-name="ce15" table:formula="of:=[Vertx.L9]" office:value-type="float" office:value="1822" calcext:value-type="float">
            <text:p>1822</text:p>
          </table:table-cell>
          <table:table-cell table:style-name="ce15" table:formula="of:=[Matrix.L9]" office:value-type="float" office:value="1545" calcext:value-type="float">
            <text:p>1545</text:p>
          </table:table-cell>
          <table:table-cell table:style-name="ce15" table:formula="of:=[NodeJs.L9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 x 3 (key)</text:p>
          </table:table-cell>
          <table:table-cell table:style-name="ce15" table:formula="of:=[Vertx.L10]" office:value-type="float" office:value="0" calcext:value-type="float">
            <text:p>0</text:p>
          </table:table-cell>
          <table:table-cell table:style-name="ce15" table:formula="of:=[Matrix.L10]" office:value-type="float" office:value="1232.33333333333" calcext:value-type="float">
            <text:p>1232</text:p>
          </table:table-cell>
          <table:table-cell table:style-name="ce15" table:formula="of:=[NodeJs.L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 (key)</text:p>
          </table:table-cell>
          <table:table-cell table:style-name="ce15" table:formula="of:=[Vertx.P9]" office:value-type="float" office:value="18773" calcext:value-type="float">
            <text:p>18773</text:p>
          </table:table-cell>
          <table:table-cell table:style-name="ce15" table:formula="of:=[Matrix.P9]" office:value-type="float" office:value="15550" calcext:value-type="float">
            <text:p>15550</text:p>
          </table:table-cell>
          <table:table-cell table:style-name="ce15" table:formula="of:=[NodeJs.P9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0 x 3 (key)</text:p>
          </table:table-cell>
          <table:table-cell table:style-name="ce15" table:formula="of:=[Vertx.P10]" office:value-type="float" office:value="0" calcext:value-type="float">
            <text:p>0</text:p>
          </table:table-cell>
          <table:table-cell table:style-name="ce15" table:formula="of:=[Matrix.P10]" office:value-type="float" office:value="12952.3333333333" calcext:value-type="float">
            <text:p>12952</text:p>
          </table:table-cell>
          <table:table-cell table:style-name="ce15" table:formula="of:=[NodeJs.P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3" office:value-type="string" calcext:value-type="string">
            <text:p>Object address allocation performance</text:p>
          </table:table-cell>
          <table:table-cell table:number-columns-repeated="5"/>
          <table:table-cell table:style-name="ce13" office:value-type="string" calcext:value-type="string">
            <text:p>Object address de-allocation performanc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Vertx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dejs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Vertx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d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1</text:p>
          </table:table-cell>
          <table:table-cell table:style-name="ce15" table:formula="of:=[Vertx.H13]" office:value-type="float" office:value="233.333333333333" calcext:value-type="float">
            <text:p>233</text:p>
          </table:table-cell>
          <table:table-cell table:style-name="ce15" table:formula="of:=[Matrix.H13]" office:value-type="float" office:value="10984.3333333333" calcext:value-type="float">
            <text:p>10984</text:p>
          </table:table-cell>
          <table:table-cell table:style-name="ce15" table:formula="of:=[NodeJs.H13]" office:value-type="float" office:value="570.666666666667" calcext:value-type="float">
            <text:p>571</text:p>
          </table:table-cell>
          <table:table-cell table:number-columns-repeated="2"/>
          <table:table-cell table:style-name="Default" office:value-type="string" calcext:value-type="string">
            <text:p>100 x 1</text:p>
          </table:table-cell>
          <table:table-cell table:style-name="ce15" table:formula="of:=[Vertx.H14]" office:value-type="float" office:value="167" calcext:value-type="float">
            <text:p>167</text:p>
          </table:table-cell>
          <table:table-cell table:style-name="ce15" table:formula="of:=[Matrix.H14]" office:value-type="float" office:value="152.333333333333" calcext:value-type="float">
            <text:p>152</text:p>
          </table:table-cell>
          <table:table-cell table:style-name="ce15" table:formula="of:=[NodeJs.H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1</text:p>
          </table:table-cell>
          <table:table-cell table:style-name="ce15" table:formula="of:=[Vertx.L13]" office:value-type="float" office:value="1725.33333333333" calcext:value-type="float">
            <text:p>1725</text:p>
          </table:table-cell>
          <table:table-cell table:style-name="ce15" table:formula="of:=[Matrix.L13]" office:value-type="float" office:value="1703" calcext:value-type="float">
            <text:p>1703</text:p>
          </table:table-cell>
          <table:table-cell table:style-name="ce15" table:formula="of:=[NodeJs.L13]" office:value-type="float" office:value="53287.6666666667" calcext:value-type="float">
            <text:p>53288</text:p>
          </table:table-cell>
          <table:table-cell table:number-columns-repeated="2"/>
          <table:table-cell table:style-name="Default" office:value-type="string" calcext:value-type="string">
            <text:p>1000 x 1</text:p>
          </table:table-cell>
          <table:table-cell table:style-name="ce15" table:formula="of:=[Vertx.L14]" office:value-type="float" office:value="1293.66666666667" calcext:value-type="float">
            <text:p>1294</text:p>
          </table:table-cell>
          <table:table-cell table:style-name="ce15" table:formula="of:=[Matrix.L14]" office:value-type="float" office:value="1388.33333333333" calcext:value-type="float">
            <text:p>1388</text:p>
          </table:table-cell>
          <table:table-cell table:style-name="ce15" table:formula="of:=[NodeJs.L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5" table:formula="of:=[Vertx.P13]" office:value-type="float" office:value="15922.6666666667" calcext:value-type="float">
            <text:p>15923</text:p>
          </table:table-cell>
          <table:table-cell table:style-name="ce15" table:formula="of:=[Matrix.P13]" office:value-type="float" office:value="17264.6666666667" calcext:value-type="float">
            <text:p>17265</text:p>
          </table:table-cell>
          <table:table-cell table:style-name="ce15" table:formula="of:=[NodeJs.P13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0 x 1</text:p>
          </table:table-cell>
          <table:table-cell table:style-name="ce15" table:formula="of:=[Vertx.P14]" office:value-type="float" office:value="12678" calcext:value-type="float">
            <text:p>12678</text:p>
          </table:table-cell>
          <table:table-cell table:style-name="ce15" table:formula="of:=[Matrix.P14]" office:value-type="float" office:value="14113.6666666667" calcext:value-type="float">
            <text:p>14114</text:p>
          </table:table-cell>
          <table:table-cell table:style-name="ce15" table:formula="of:=[NodeJs.P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</text:p>
          </table:table-cell>
          <table:table-cell table:style-name="ce15" table:formula="of:=[Vertx.H15]" office:value-type="float" office:value="216.666666666667" calcext:value-type="float">
            <text:p>217</text:p>
          </table:table-cell>
          <table:table-cell table:style-name="ce15" table:formula="of:=[Matrix.H15]" office:value-type="float" office:value="169" calcext:value-type="float">
            <text:p>169</text:p>
          </table:table-cell>
          <table:table-cell table:style-name="ce15" table:formula="of:=[NodeJs.H15]" office:value-type="float" office:value="3294.33333333333" calcext:value-type="float">
            <text:p>3294</text:p>
          </table:table-cell>
          <table:table-cell table:number-columns-repeated="2"/>
          <table:table-cell table:style-name="Default" office:value-type="string" calcext:value-type="string">
            <text:p>100 x 3</text:p>
          </table:table-cell>
          <table:table-cell table:style-name="ce15" table:formula="of:=[Vertx.H16]" office:value-type="float" office:value="140" calcext:value-type="float">
            <text:p>140</text:p>
          </table:table-cell>
          <table:table-cell table:style-name="ce15" table:formula="of:=[Matrix.H16]" office:value-type="float" office:value="141" calcext:value-type="float">
            <text:p>141</text:p>
          </table:table-cell>
          <table:table-cell table:style-name="ce15" table:formula="of:=[NodeJs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</text:p>
          </table:table-cell>
          <table:table-cell table:style-name="ce15" table:formula="of:=[Vertx.L15]" office:value-type="float" office:value="1661.33333333333" calcext:value-type="float">
            <text:p>1661</text:p>
          </table:table-cell>
          <table:table-cell table:style-name="ce15" table:formula="of:=[Matrix.L15]" office:value-type="float" office:value="1650.66666666667" calcext:value-type="float">
            <text:p>1651</text:p>
          </table:table-cell>
          <table:table-cell table:style-name="ce15" table:formula="of:=[NodeJs.L15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 x 3</text:p>
          </table:table-cell>
          <table:table-cell table:style-name="ce15" table:formula="of:=[Vertx.L16]" office:value-type="float" office:value="1301" calcext:value-type="float">
            <text:p>1301</text:p>
          </table:table-cell>
          <table:table-cell table:style-name="ce15" table:formula="of:=[Matrix.L16]" office:value-type="float" office:value="1441.66666666667" calcext:value-type="float">
            <text:p>1442</text:p>
          </table:table-cell>
          <table:table-cell table:style-name="ce15" table:formula="of:=[NodeJs.L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</text:p>
          </table:table-cell>
          <table:table-cell table:style-name="ce15" table:formula="of:=[Vertx.P15]" office:value-type="float" office:value="11702.6666666667" calcext:value-type="float">
            <text:p>11703</text:p>
          </table:table-cell>
          <table:table-cell table:style-name="ce15" table:formula="of:=[Matrix.P15]" office:value-type="float" office:value="17445" calcext:value-type="float">
            <text:p>17445</text:p>
          </table:table-cell>
          <table:table-cell table:style-name="ce15" table:formula="of:=[NodeJs.P15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0 x 3</text:p>
          </table:table-cell>
          <table:table-cell table:style-name="ce15" table:formula="of:=[Vertx.P16]" office:value-type="float" office:value="13065.6666666667" calcext:value-type="float">
            <text:p>13066</text:p>
          </table:table-cell>
          <table:table-cell table:style-name="ce15" table:formula="of:=[Matrix.P16]" office:value-type="float" office:value="14301" calcext:value-type="float">
            <text:p>14301</text:p>
          </table:table-cell>
          <table:table-cell table:style-name="ce15" table:formula="of:=[NodeJs.P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 (key)</text:p>
          </table:table-cell>
          <table:table-cell table:style-name="ce15" table:formula="of:=[Vertx.H17]" office:value-type="float" office:value="188.333333333333" calcext:value-type="float">
            <text:p>188</text:p>
          </table:table-cell>
          <table:table-cell table:style-name="ce15" table:formula="of:=[Matrix.H17]" office:value-type="float" office:value="176.666666666667" calcext:value-type="float">
            <text:p>177</text:p>
          </table:table-cell>
          <table:table-cell table:style-name="ce15" table:formula="of:=[NodeJs.H17]" office:value-type="float" office:value="6928.33333333333" calcext:value-type="float">
            <text:p>6928</text:p>
          </table:table-cell>
          <table:table-cell table:number-columns-repeated="2"/>
          <table:table-cell table:style-name="Default" office:value-type="string" calcext:value-type="string">
            <text:p>100 x 3 (key)</text:p>
          </table:table-cell>
          <table:table-cell table:style-name="ce15" table:formula="of:=[Vertx.H18]" office:value-type="float" office:value="130" calcext:value-type="float">
            <text:p>130</text:p>
          </table:table-cell>
          <table:table-cell table:style-name="ce15" table:formula="of:=[Matrix.H18]" office:value-type="float" office:value="131.333333333333" calcext:value-type="float">
            <text:p>131</text:p>
          </table:table-cell>
          <table:table-cell table:style-name="ce15" table:formula="of:=[NodeJs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 (key)</text:p>
          </table:table-cell>
          <table:table-cell table:style-name="ce15" table:formula="of:=[Vertx.L17]" office:value-type="float" office:value="1685" calcext:value-type="float">
            <text:p>1685</text:p>
          </table:table-cell>
          <table:table-cell table:style-name="ce15" table:formula="of:=[Matrix.L17]" office:value-type="float" office:value="1670.33333333333" calcext:value-type="float">
            <text:p>1670</text:p>
          </table:table-cell>
          <table:table-cell table:style-name="ce15" table:formula="of:=[NodeJs.L17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 x 3 (key)</text:p>
          </table:table-cell>
          <table:table-cell table:style-name="ce15" table:formula="of:=[Vertx.L18]" office:value-type="float" office:value="1308" calcext:value-type="float">
            <text:p>1308</text:p>
          </table:table-cell>
          <table:table-cell table:style-name="ce15" table:formula="of:=[Matrix.L18]" office:value-type="float" office:value="1344" calcext:value-type="float">
            <text:p>1344</text:p>
          </table:table-cell>
          <table:table-cell table:style-name="ce15" table:formula="of:=[NodeJs.L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 (key)</text:p>
          </table:table-cell>
          <table:table-cell table:style-name="ce15" table:formula="of:=[Vertx.P17]" office:value-type="float" office:value="16133.3333333333" calcext:value-type="float">
            <text:p>16133</text:p>
          </table:table-cell>
          <table:table-cell table:style-name="ce15" table:formula="of:=[Matrix.P17]" office:value-type="float" office:value="17313.6666666667" calcext:value-type="float">
            <text:p>17314</text:p>
          </table:table-cell>
          <table:table-cell table:style-name="ce15" table:formula="of:=[NodeJs.P17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10000 x 3 (key)</text:p>
          </table:table-cell>
          <table:table-cell table:style-name="ce15" table:formula="of:=[Vertx.P18]" office:value-type="float" office:value="12935" calcext:value-type="float">
            <text:p>12935</text:p>
          </table:table-cell>
          <table:table-cell table:style-name="ce15" table:formula="of:=[Matrix.P18]" office:value-type="float" office:value="13886.3333333333" calcext:value-type="float">
            <text:p>13886</text:p>
          </table:table-cell>
          <table:table-cell table:style-name="ce15" table:formula="of:=[NodeJs.P1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3" office:value-type="string" calcext:value-type="string">
            <text:p>Hyperty messaging performance</text:p>
          </table:table-cell>
          <table:table-cell table:number-columns-repeated="6"/>
          <table:table-cell table:style-name="ce13" office:value-type="string" calcext:value-type="string">
            <text:p>Conformance Test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4"/>
          <table:table-cell table:style-name="ce14" office:value-type="string" calcext:value-type="string">
            <text:p>Vertx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dejs</text:p>
          </table:table-cell>
          <table:table-cell table:number-columns-repeated="2"/>
          <table:table-cell table:style-name="ce17" office:value-type="string" calcext:value-type="string">
            <text:p>Block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Vertx </text:p>
          </table:table-cell>
          <table:table-cell table:style-name="ce13" office:value-type="string" calcext:value-type="string">
            <text:p>Matrix</text:p>
          </table:table-cell>
          <table:table-cell table:style-name="ce13" office:value-type="string" calcext:value-type="string">
            <text:p>Nodejs</text:p>
          </table:table-cell>
          <table:table-cell table:style-name="ce13"/>
        </table:table-row>
        <table:table-row table:style-name="ro1">
          <table:table-cell office:value-type="string" calcext:value-type="string">
            <text:p>100 x 100 Byte</text:p>
          </table:table-cell>
          <table:table-cell table:style-name="ce15" table:formula="of:=[Vertx.H22]" office:value-type="float" office:value="202.666666666667" calcext:value-type="float">
            <text:p>203</text:p>
          </table:table-cell>
          <table:table-cell table:style-name="ce15" table:formula="of:=[Matrix.H22]" office:value-type="float" office:value="1029.33333333333" calcext:value-type="float">
            <text:p>1029</text:p>
          </table:table-cell>
          <table:table-cell table:style-name="ce15" table:formula="of:=[NodeJs.H22]" office:value-type="float" office:value="193.666666666667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ect / disconnect <text:s/>(1 test)</text:p>
          </table:table-cell>
          <table:table-cell table:number-columns-repeated="4"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0 x 100 Byte</text:p>
          </table:table-cell>
          <table:table-cell table:style-name="ce15" table:formula="of:=[Vertx.H23]" office:value-type="float" office:value="151" calcext:value-type="float">
            <text:p>151</text:p>
          </table:table-cell>
          <table:table-cell table:style-name="ce15" table:formula="of:=[Matrix.H23]" office:value-type="float" office:value="638" calcext:value-type="float">
            <text:p>638</text:p>
          </table:table-cell>
          <table:table-cell table:style-name="ce15" table:formula="of:=[NodeJs.H23]" office:value-type="float" office:value="189.666666666667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perty address allocation <text:s/>(7 tests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000 x 100 Byte</text:p>
          </table:table-cell>
          <table:table-cell table:style-name="ce15" table:formula="of:=[Vertx.H24]" office:value-type="float" office:value="209" calcext:value-type="float">
            <text:p>209</text:p>
          </table:table-cell>
          <table:table-cell table:style-name="ce15" table:formula="of:=[Matrix.H24]" office:value-type="float" office:value="3423" calcext:value-type="float">
            <text:p>3423</text:p>
          </table:table-cell>
          <table:table-cell table:style-name="ce15" table:formula="of:=[NodeJs.H24]" office:value-type="float" office:value="236" calcext:value-type="float">
            <text:p>2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ject address allocation <text:s/>(6 tests)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 x 1 kByte</text:p>
          </table:table-cell>
          <table:table-cell table:style-name="ce15" table:formula="of:=[Vertx.L22]" office:value-type="float" office:value="1469.33333333333" calcext:value-type="float">
            <text:p>1469</text:p>
          </table:table-cell>
          <table:table-cell table:style-name="ce15" table:formula="of:=[Matrix.L22]" office:value-type="float" office:value="782.333333333333" calcext:value-type="float">
            <text:p>782</text:p>
          </table:table-cell>
          <table:table-cell table:style-name="ce15" table:formula="of:=[NodeJs.L22]" office:value-type="float" office:value="1409" calcext:value-type="float">
            <text:p>14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bscription and publish <text:s/>(6 tests)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0 x 1 kByte</text:p>
          </table:table-cell>
          <table:table-cell table:style-name="ce15" table:formula="of:=[Vertx.L23]" office:value-type="float" office:value="1599.33333333333" calcext:value-type="float">
            <text:p>1599</text:p>
          </table:table-cell>
          <table:table-cell table:style-name="ce15" table:formula="of:=[Matrix.L23]" office:value-type="float" office:value="0" calcext:value-type="float">
            <text:p>0</text:p>
          </table:table-cell>
          <table:table-cell table:style-name="ce15" table:formula="of:=[NodeJs.L23]" office:value-type="float" office:value="1426.66666666667" calcext:value-type="float">
            <text:p>14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gistry interaction <text:s/>(6 tests) *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00 x 1 kByte</text:p>
          </table:table-cell>
          <table:table-cell table:style-name="ce15" table:formula="of:=[Vertx.L24]" office:value-type="float" office:value="1831" calcext:value-type="float">
            <text:p>1831</text:p>
          </table:table-cell>
          <table:table-cell table:style-name="ce15" table:formula="of:=[Matrix.L24]" office:value-type="float" office:value="0" calcext:value-type="float">
            <text:p>0</text:p>
          </table:table-cell>
          <table:table-cell table:style-name="ce15" table:formula="of:=[NodeJs.L24]" office:value-type="float" office:value="2046.33333333333" calcext:value-type="float">
            <text:p>2046</text:p>
          </table:table-cell>
          <table:table-cell table:number-columns-repeated="3"/>
          <table:table-cell table:style-name="ce13" office:value-type="string" calcext:value-type="string">
            <text:p>Overall <text:s/>(26 tests)</text:p>
          </table:table-cell>
          <table:table-cell table:style-name="ce17" table:formula="of:=SUM([.I33:.I37])" office:value-type="float" office:value="16" calcext:value-type="float">
            <text:p>16</text:p>
          </table:table-cell>
          <table:table-cell table:style-name="ce17" table:formula="of:=SUM([.J33:.J37])" office:value-type="float" office:value="22" calcext:value-type="float">
            <text:p>22</text:p>
          </table:table-cell>
          <table:table-cell table:style-name="ce17" table:formula="of:=SUM([.K33:.K37])" office:value-type="float" office:value="14" calcext:value-type="float">
            <text:p>14</text:p>
          </table:table-cell>
          <table:table-cell table:style-name="ce16" table:formula="of:=SUM([.L33:.L3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00 x 10 kByte</text:p>
          </table:table-cell>
          <table:table-cell table:style-name="ce15" table:formula="of:=[Vertx.P22]" office:value-type="float" office:value="14071.6666666667" calcext:value-type="float">
            <text:p>14072</text:p>
          </table:table-cell>
          <table:table-cell table:style-name="ce15" table:formula="of:=[Matrix.P22]" office:value-type="float" office:value="0" calcext:value-type="float">
            <text:p>0</text:p>
          </table:table-cell>
          <table:table-cell table:style-name="ce15" table:formula="of:=[NodeJs.P22]" office:value-type="float" office:value="13539" calcext:value-type="float">
            <text:p>13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x 10 kByte</text:p>
          </table:table-cell>
          <table:table-cell table:style-name="ce15" table:formula="of:=[Vertx.P23]" office:value-type="float" office:value="14556" calcext:value-type="float">
            <text:p>14556</text:p>
          </table:table-cell>
          <table:table-cell table:style-name="ce15" table:formula="of:=[Matrix.L31]" office:value-type="float" office:value="0" calcext:value-type="float">
            <text:p>0</text:p>
          </table:table-cell>
          <table:table-cell table:style-name="ce15" table:formula="of:=[NodeJs.P23]" office:value-type="float" office:value="14048.3333333333" calcext:value-type="float">
            <text:p>14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0 x 10 kByte</text:p>
          </table:table-cell>
          <table:table-cell table:style-name="ce15" table:formula="of:=[Vertx.P24]" office:value-type="float" office:value="16944.3333333333" calcext:value-type="float">
            <text:p>16944</text:p>
          </table:table-cell>
          <table:table-cell table:style-name="ce15" table:formula="of:=[Matrix.P31]" office:value-type="float" office:value="0" calcext:value-type="float">
            <text:p>0</text:p>
          </table:table-cell>
          <table:table-cell table:style-name="ce15" table:formula="of:=[NodeJs.P24]" office:value-type="float" office:value="18327.6666666667" calcext:value-type="float">
            <text:p>1832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3" office:value-type="string" calcext:value-type="string">
            <text:p>Message publication performanc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4"/>
          <table:table-cell table:style-name="ce14" office:value-type="string" calcext:value-type="string">
            <text:p>Vertx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de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ubscribers x 100 Byte</text:p>
          </table:table-cell>
          <table:table-cell table:style-name="ce15" table:formula="of:=[Vertx.H28]" office:value-type="float" office:value="214.333333333333" calcext:value-type="float">
            <text:p>214</text:p>
          </table:table-cell>
          <table:table-cell table:style-name="ce15" table:formula="of:=[Matrix.H28]" office:value-type="float" office:value="10984.3333333333" calcext:value-type="float">
            <text:p>10984</text:p>
          </table:table-cell>
          <table:table-cell table:style-name="ce15" table:formula="of:=[NodeJs.H28]" office:value-type="float" office:value="351.666666666667" calcext:value-type="float">
            <text:p>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 Subscribers x 100 Byte</text:p>
          </table:table-cell>
          <table:table-cell table:style-name="ce15" table:formula="of:=[Vertx.L28]" office:value-type="float" office:value="438.666666666667" calcext:value-type="float">
            <text:p>439</text:p>
          </table:table-cell>
          <table:table-cell table:style-name="ce15" table:formula="of:=[Matrix.L28]" office:value-type="float" office:value="21228.6666666667" calcext:value-type="float">
            <text:p>21229</text:p>
          </table:table-cell>
          <table:table-cell table:style-name="ce15" table:formula="of:=[NodeJs.L28]" office:value-type="float" office:value="571" calcext:value-type="float">
            <text:p>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Subscribers x 100 Byte</text:p>
          </table:table-cell>
          <table:table-cell table:style-name="ce15" table:formula="of:=[Vertx.P28]" office:value-type="float" office:value="0" calcext:value-type="float">
            <text:p>0</text:p>
          </table:table-cell>
          <table:table-cell table:style-name="ce15" table:formula="of:=[Matrix.P28]" office:value-type="float" office:value="0" calcext:value-type="float">
            <text:p>0</text:p>
          </table:table-cell>
          <table:table-cell table:style-name="ce15" table:formula="of:=[NodeJs.P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ubscribers x 1 kByte</text:p>
          </table:table-cell>
          <table:table-cell table:style-name="ce15" table:formula="of:=[Vertx.H29]" office:value-type="float" office:value="229.666666666667" calcext:value-type="float">
            <text:p>230</text:p>
          </table:table-cell>
          <table:table-cell table:style-name="ce15" table:formula="of:=[Matrix.H29]" office:value-type="float" office:value="9692.33333333333" calcext:value-type="float">
            <text:p>9692</text:p>
          </table:table-cell>
          <table:table-cell table:style-name="ce15" table:formula="of:=[NodeJs.H29]" office:value-type="float" office:value="317.333333333333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 Subscribers x 1 kByte</text:p>
          </table:table-cell>
          <table:table-cell table:style-name="ce15" table:formula="of:=[Vertx.L29]" office:value-type="float" office:value="399.333333333333" calcext:value-type="float">
            <text:p>399</text:p>
          </table:table-cell>
          <table:table-cell table:style-name="ce15" table:formula="of:=[Matrix.L29]" office:value-type="float" office:value="19966" calcext:value-type="float">
            <text:p>19966</text:p>
          </table:table-cell>
          <table:table-cell table:style-name="ce15" table:formula="of:=[NodeJs.L29]" office:value-type="float" office:value="624" calcext:value-type="float">
            <text:p>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Subscribers x 1 kByte</text:p>
          </table:table-cell>
          <table:table-cell table:style-name="ce15" table:formula="of:=[Vertx.P29]" office:value-type="float" office:value="0" calcext:value-type="float">
            <text:p>0</text:p>
          </table:table-cell>
          <table:table-cell table:style-name="ce15" table:formula="of:=[Matrix.P29]" office:value-type="float" office:value="0" calcext:value-type="float">
            <text:p>0</text:p>
          </table:table-cell>
          <table:table-cell table:style-name="ce15" table:formula="of:=[NodeJs.P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ubscribers x 10 kByte</text:p>
          </table:table-cell>
          <table:table-cell table:style-name="ce15" table:formula="of:=[Vertx.H30]" office:value-type="float" office:value="241.666666666667" calcext:value-type="float">
            <text:p>242</text:p>
          </table:table-cell>
          <table:table-cell table:style-name="ce15" table:formula="of:=[Matrix.H30]" office:value-type="float" office:value="10219.3333333333" calcext:value-type="float">
            <text:p>10219</text:p>
          </table:table-cell>
          <table:table-cell table:style-name="ce15" table:formula="of:=[NodeJs.H30]" office:value-type="float" office:value="433" calcext:value-type="float">
            <text:p>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 Subscribers x 10 kByte</text:p>
          </table:table-cell>
          <table:table-cell table:style-name="ce15" table:formula="of:=[Vertx.L30]" office:value-type="float" office:value="468" calcext:value-type="float">
            <text:p>468</text:p>
          </table:table-cell>
          <table:table-cell table:style-name="ce15" table:formula="of:=[Matrix.L30]" office:value-type="float" office:value="20336.6666666667" calcext:value-type="float">
            <text:p>20337</text:p>
          </table:table-cell>
          <table:table-cell table:style-name="ce15" table:formula="of:=[NodeJs.L30]" office:value-type="float" office:value="787.666666666667" calcext:value-type="float">
            <text:p>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Subscribers x 10 kByte</text:p>
          </table:table-cell>
          <table:table-cell table:style-name="ce15" table:formula="of:=[Vertx.P30]" office:value-type="float" office:value="0" calcext:value-type="float">
            <text:p>0</text:p>
          </table:table-cell>
          <table:table-cell table:style-name="ce15" table:formula="of:=[Matrix.P30]" office:value-type="float" office:value="0" calcext:value-type="float">
            <text:p>0</text:p>
          </table:table-cell>
          <table:table-cell table:style-name="ce15" table:formula="of:=[NodeJs.P30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agramme" table:style-name="ta1">
        <table:shapes>
          <draw:frame draw:z-index="0" draw:style-name="gr1" draw:text-style-name="P1" svg:width="170.86mm" svg:height="179.56mm" svg:x="409.34mm" svg:y="16.64mm">
            <loext:p draw:notify-on-update-of-ranges="Summary.A6:Summary.A14 Summary.B5:Summary.B5 Summary.B6:Summary.B14 Summary.C5:Summary.C5 Summary.C6:Summary.C14 Summary.D5:Summary.D5 Summary.D6:Summary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8.95mm" svg:height="170.8mm" svg:x="597.13mm" svg:y="17.02mm">
            <loext:p draw:notify-on-update-of-ranges="Summary.A19:Summary.A27 Summary.B18:Summary.B18 Summary.B19:Summary.B27 Summary.C18:Summary.C18 Summary.C19:Summary.C27 Summary.D18:Summary.D18 Summary.D19:Summary.D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0.03mm" svg:height="205.58mm" svg:x="223.4mm" svg:y="13.8mm">
            <loext:p draw:notify-on-update-of-ranges="Summary.A33:Summary.A41 Summary.B32:Summary.B32 Summary.B33:Summary.B41 Summary.C32:Summary.C32 Summary.C33:Summary.C41 Summary.D32:Summary.D32 Summary.D33:Summary.D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1.03mm" svg:height="192.67mm" svg:x="13.3mm" svg:y="19.87mm">
            <loext:p draw:notify-on-update-of-ranges="Summary.A45:Summary.A45 Summary.A46:Summary.A54 Summary.B45:Summary.B45 Summary.B46:Summary.B54 Summary.C45:Summary.C45 Summary.C46:Summary.C54 Summary.D45:Summary.D45 Summary.D46:Summary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120.12mm" svg:x="31.33mm" svg:y="241.01mm">
            <loext:p draw:notify-on-update-of-ranges="Summary.H32:Summary.H32 Summary.H33:Summary.H38 Summary.I32:Summary.I32 Summary.I33:Summary.I38 Summary.J32:Summary.J32 Summary.J33:Summary.J38 Summary.K32:Summary.K32 Summary.K33:Summary.K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184.02mm" svg:x="220.79mm" svg:y="226.9mm">
            <loext:p draw:notify-on-update-of-ranges="Summary.G5:Summary.G5 Summary.G6:Summary.G14 Summary.H5:Summary.H5 Summary.H6:Summary.H14 Summary.I5:Summary.I5 Summary.I6:Summary.I14 Summary.J5:Summary.J5 Summary.J6:Summary.J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9.48mm" svg:height="189.94mm" svg:x="388.52mm" svg:y="226.63mm">
            <loext:p draw:notify-on-update-of-ranges="Summary.G18:Summary.G18 Summary.G19:Summary.G27 Summary.H18:Summary.H18 Summary.H19:Summary.H27 Summary.I18:Summary.I18 Summary.I19:Summary.I27 Summary.J18:Summary.J18 Summary.J19:Summary.J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Batang" svg:font-family="Batang, 바탕" style:font-pitch="variable"/>
    <style:font-face style:name="Calibri" svg:font-family="Calibri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 number:display-factor="1000"/>
    </number:number-style>
    <number:number-style style:name="N110">
      <number:number number:decimal-places="0" loext:min-decimal-places="0" number:min-integer-digits="0" number:grouping="true"/>
    </number:number-style>
    <number:number-style style:name="N111">
      <number:fraction number:min-integer-digits="1" number:min-numerator-digits="1" number:denominator-value="1000" number:min-denominator-digits="1"/>
    </number:number-style>
    <number:number-style style:name="N112">
      <number:number number:decimal-places="0" loext:min-decimal-places="0" number:min-integer-digits="1" number:display-factor="1000"/>
    </number:number-style>
    <number:number-style style:name="N113">
      <style:text-properties fo:color="#ff0000"/>
      <number:number number:decimal-places="0" loext:min-decimal-places="0" number:min-integer-digits="1"/>
      <number:text> ERROR</number:text>
    </number:number-style>
    <number:number-style style:name="N114P0" style:volatile="true">
      <style:text-properties fo:color="#ff0000"/>
      <number:text>ERROR</number:text>
    </number:number-style>
    <number:number-style style:name="N114">
      <number:number number:min-integer-digits="1"/>
      <number:text/>
      <style:map style:condition="value()=0" style:apply-style-name="N114P0"/>
    </number:number-style>
    <number:number-style style:name="N115P0" style:volatile="true">
      <style:text-properties fo:color="#ff0000"/>
      <number:text>-1ERROR</number:text>
    </number:number-style>
    <number:number-style style:name="N115">
      <number:number number:min-integer-digits="1"/>
      <number:text/>
      <style:map style:condition="value()=0" style:apply-style-name="N115P0"/>
    </number:number-style>
    <number:number-style style:name="N116P0" style:volatile="true">
      <style:text-properties fo:color="#ff0000"/>
      <number:number number:decimal-places="1" loext:min-decimal-places="1" number:min-integer-digits="0"/>
      <number:text> FAIL</number:text>
    </number:number-style>
    <number:number-style style:name="N116">
      <number:number number:min-integer-digits="1"/>
      <number:text/>
      <style:map style:condition="value()=0" style:apply-style-name="N116P0"/>
    </number:number-style>
    <number:number-style style:name="N117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7">
      <number:number number:decimal-places="0" loext:min-decimal-places="0" number:min-integer-digits="0"/>
      <style:map style:condition="value()=0" style:apply-style-name="N117P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number:number-style style:name="N119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9">
      <number:number number:decimal-places="0" loext:min-decimal-places="0" number:min-integer-digits="0"/>
      <number:text> ms</number:text>
      <style:map style:condition="value()=0" style:apply-style-name="N119P0"/>
    </number:number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.00.0000</text:date>, <text:time style:data-style-name="N2" text:time-value="10:50:59.0596001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Drüsedow</meta:initial-creator>
    <meta:creation-date>2016-06-09T14:58:53.221234265</meta:creation-date>
    <dc:date>2016-06-15T14:43:47.950241271</dc:date>
    <dc:creator>Steffen Drüsedow</dc:creator>
    <meta:editing-duration>PT8H51M37S</meta:editing-duration>
    <meta:editing-cycles>100</meta:editing-cycles>
    <meta:generator>LibreOffice/5.1.2.2$Linux_X86_64 LibreOffice_project/d3bf12ecb743fc0d20e0be0c58ca359301eb705f</meta:generator>
    <meta:document-statistic meta:table-count="6" meta:cell-count="15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8">
      <style:chart-properties chart:solid-type="cylinder" chart:link-data-style-to-source="true" chart:data-label-number="value" chart:data-label-text="false" chart:data-label-symbol="tru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ylinder"/>
    </style:style>
    <style:style style:name="ch13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18">
      <style:chart-properties chart:solid-type="cylinder" chart:link-data-style-to-source="true" chart:data-label-number="value" chart:data-label-text="false" chart:data-label-symbol="tru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87cm" svg:height="17.957cm" xlink:href=".." xlink:type="simple" chart:class="chart:bar" chart:style-name="ch1">
        <chart:title svg:x="4.544cm" svg:y="0.495cm" chart:style-name="ch2">
          <text:p>Hyperty address allocation performance </text:p>
        </chart:title>
        <chart:legend chart:legend-position="end" svg:x="15.274cm" svg:y="8.181cm" style:legend-expansion="high" chart:style-name="ch3"/>
        <chart:plot-area chart:style-name="ch4" table:cell-range-address="Summary.A5:Summary.D14" chart:data-source-has-labels="both" svg:x="1.352cm" svg:y="1.633cm" svg:width="13.581cm" svg:height="14.9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84cm" svg:y="1.688cm" svg:width="10.949cm" svg:height="14.2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241cm" chart:style-name="ch6">
              <text:p>type of request</text:p>
            </chart:title>
            <chart:categories table:cell-range-address="Summary.A6:Summary.A14"/>
          </chart:axis>
          <chart:axis chart:dimension="y" chart:name="primary-y" chart:style-name="ch7">
            <chart:title svg:x="7.185cm" svg:y="16.976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6:Summary.B14" chart:label-cell-address="Summary.B5:Summary.B5" chart:class="chart:bar">
            <chart:data-point chart:repeated="8"/>
            <chart:data-point chart:style-name="ch12"/>
          </chart:series>
          <chart:series chart:style-name="ch13" chart:values-cell-range-address="Summary.C6:Summary.C14" chart:label-cell-address="Summary.C5:Summary.C5" chart:class="chart:bar">
            <chart:data-point chart:repeated="9"/>
          </chart:series>
          <chart:series chart:style-name="ch14" chart:values-cell-range-address="Summary.D6:Summary.D14" chart:label-cell-address="Summary.D5:Summary.D5" chart:class="chart:bar">
            <chart:data-point/>
            <chart:data-point chart:style-name="ch1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5:Summary.B5</svg:desc>
                </draw:g>
              </table:table-cell>
              <table:table-cell office:value-type="string">
                <text:p>Matrix</text:p>
                <draw:g>
                  <svg:desc>Summary.C5:Summary.C5</svg:desc>
                </draw:g>
              </table:table-cell>
              <table:table-cell office:value-type="string">
                <text:p>Nodejs</text:p>
                <draw:g>
                  <svg:desc>Summary.D5:Summary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A6:Summary.A14</svg:desc>
                </draw:g>
              </table:table-cell>
              <table:table-cell office:value-type="float" office:value="417.666666666667">
                <text:p>417.666666666667</text:p>
                <draw:g>
                  <svg:desc>Summary.B6:Summary.B14</svg:desc>
                </draw:g>
              </table:table-cell>
              <table:table-cell office:value-type="float" office:value="1650.33333333333">
                <text:p>1650.33333333333</text:p>
                <draw:g>
                  <svg:desc>Summary.C6:Summary.C14</svg:desc>
                </draw:g>
              </table:table-cell>
              <table:table-cell office:value-type="float" office:value="540.333333333333">
                <text:p>540.333333333333</text:p>
                <draw:g>
                  <svg:desc>Summary.D6:Summary.D14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894.33333333333">
                <text:p>1894.33333333333</text:p>
              </table:table-cell>
              <table:table-cell office:value-type="float" office:value="1527">
                <text:p>1527</text:p>
              </table:table-cell>
              <table:table-cell office:value-type="float" office:value="53108">
                <text:p>53108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7413">
                <text:p>17413</text:p>
              </table:table-cell>
              <table:table-cell office:value-type="float" office:value="15158">
                <text:p>15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3496.33333333333">
                <text:p>3496.33333333333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856.66666666667">
                <text:p>1856.66666666667</text:p>
              </table:table-cell>
              <table:table-cell office:value-type="float" office:value="1521.33333333333">
                <text:p>152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7517.6666666667">
                <text:p>17517.6666666667</text:p>
              </table:table-cell>
              <table:table-cell office:value-type="float" office:value="15882.3333333333">
                <text:p>15882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334">
                <text:p>334</text:p>
              </table:table-cell>
              <table:table-cell office:value-type="float" office:value="179">
                <text:p>179</text:p>
              </table:table-cell>
              <table:table-cell office:value-type="float" office:value="7080.66666666667">
                <text:p>7080.66666666667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822">
                <text:p>1822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8773">
                <text:p>18773</text:p>
              </table:table-cell>
              <table:table-cell office:value-type="float" office:value="15550">
                <text:p>155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number:number-style style:name="N119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9">
      <number:number number:decimal-places="0" loext:min-decimal-places="0" number:min-integer-digits="0"/>
      <number:text> ms</number:text>
      <style:map style:condition="value()=0" style:apply-style-name="N119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solid-type="cylinder" chart:link-data-style-to-source="true" chart:data-label-number="value" chart:data-label-text="false" chart:data-label-symbol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9">
      <style:chart-properties chart:solid-type="cylinder" chart:link-data-style-to-source="true" chart:data-label-number="value" chart:data-label-text="false" chart:data-label-symbol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96cm" svg:height="17.081cm" xlink:href=".." xlink:type="simple" chart:class="chart:bar" chart:style-name="ch1">
        <chart:title svg:x="5.161cm" svg:y="0.477cm" chart:style-name="ch2">
          <text:p>Object address allocation performance</text:p>
        </chart:title>
        <chart:legend chart:legend-position="end" svg:x="16.083cm" svg:y="7.743cm" style:legend-expansion="high" chart:style-name="ch3"/>
        <chart:plot-area chart:style-name="ch4" table:cell-range-address="Summary.A18:Summary.D27" chart:data-source-has-labels="both" svg:x="1.368cm" svg:y="1.597cm" svg:width="14.358cm" svg:height="14.1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98cm" svg:y="1.597cm" svg:width="11.682cm" svg:height="13.5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9.503cm" chart:style-name="ch6">
              <text:p>type of test</text:p>
            </chart:title>
            <chart:categories table:cell-range-address="Summary.A19:Summary.A27"/>
          </chart:axis>
          <chart:axis chart:dimension="y" chart:name="primary-y" chart:style-name="ch7">
            <chart:title svg:x="7.59cm" svg:y="16.1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19:Summary.B27" chart:label-cell-address="Summary.B18:Summary.B18" chart:class="chart:bar">
            <chart:data-point chart:repeated="9"/>
          </chart:series>
          <chart:series chart:style-name="ch12" chart:values-cell-range-address="Summary.C19:Summary.C27" chart:label-cell-address="Summary.C18:Summary.C18" chart:class="chart:bar">
            <chart:data-point chart:repeated="9"/>
          </chart:series>
          <chart:series chart:style-name="ch13" chart:values-cell-range-address="Summary.D19:Summary.D27" chart:label-cell-address="Summary.D18:Summary.D18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18:Summary.B18</svg:desc>
                </draw:g>
              </table:table-cell>
              <table:table-cell office:value-type="string">
                <text:p>Matrix</text:p>
                <draw:g>
                  <svg:desc>Summary.C18:Summary.C18</svg:desc>
                </draw:g>
              </table:table-cell>
              <table:table-cell office:value-type="string">
                <text:p>Nodejs</text:p>
                <draw:g>
                  <svg:desc>Summary.D18:Summary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A19:Summary.A27</svg:desc>
                </draw:g>
              </table:table-cell>
              <table:table-cell office:value-type="float" office:value="233.333333333333">
                <text:p>233.333333333333</text:p>
                <draw:g>
                  <svg:desc>Summary.B19:Summary.B27</svg:desc>
                </draw:g>
              </table:table-cell>
              <table:table-cell office:value-type="float" office:value="10984.3333333333">
                <text:p>10984.3333333333</text:p>
                <draw:g>
                  <svg:desc>Summary.C19:Summary.C27</svg:desc>
                </draw:g>
              </table:table-cell>
              <table:table-cell office:value-type="float" office:value="570.666666666667">
                <text:p>570.666666666667</text:p>
                <draw:g>
                  <svg:desc>Summary.D19:Summary.D27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725.33333333333">
                <text:p>1725.33333333333</text:p>
              </table:table-cell>
              <table:table-cell office:value-type="float" office:value="1703">
                <text:p>1703</text:p>
              </table:table-cell>
              <table:table-cell office:value-type="float" office:value="53287.6666666667">
                <text:p>53287.6666666667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5922.6666666667">
                <text:p>15922.6666666667</text:p>
              </table:table-cell>
              <table:table-cell office:value-type="float" office:value="17264.6666666667">
                <text:p>17264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169">
                <text:p>169</text:p>
              </table:table-cell>
              <table:table-cell office:value-type="float" office:value="3294.33333333333">
                <text:p>3294.33333333333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661.33333333333">
                <text:p>1661.33333333333</text:p>
              </table:table-cell>
              <table:table-cell office:value-type="float" office:value="1650.66666666667">
                <text:p>1650.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1702.6666666667">
                <text:p>11702.6666666667</text:p>
              </table:table-cell>
              <table:table-cell office:value-type="float" office:value="17445">
                <text:p>1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6928.33333333333">
                <text:p>6928.33333333333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685">
                <text:p>1685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6133.3333333333">
                <text:p>16133.3333333333</text:p>
              </table:table-cell>
              <table:table-cell office:value-type="float" office:value="17313.6666666667">
                <text:p>17313.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04cm" svg:height="20.559cm" xlink:href=".." xlink:type="simple" chart:class="chart:bar" chart:style-name="ch1">
        <chart:title svg:x="5.27cm" svg:y="0.547cm" chart:style-name="ch2">
          <text:p>Hyperty messaging performance</text:p>
        </chart:title>
        <chart:legend chart:legend-position="end" svg:x="15.191cm" svg:y="9.482cm" style:legend-expansion="high" chart:style-name="ch3"/>
        <chart:plot-area chart:style-name="ch4" table:cell-range-address="Summary.A32:Summary.D41" chart:data-source-has-labels="both" svg:x="1.351cm" svg:y="1.737cm" svg:width="13.5cm" svg:height="17.4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4.301cm" svg:y="1.891cm" svg:width="10.55cm" svg:height="16.4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1.277cm" chart:style-name="ch6">
              <text:p>type of test</text:p>
            </chart:title>
            <chart:categories table:cell-range-address="Summary.A33:Summary.A41"/>
          </chart:axis>
          <chart:axis chart:dimension="y" chart:name="primary-y" chart:style-name="ch7">
            <chart:title svg:x="7.144cm" svg:y="19.578cm" chart:style-name="ch8">
              <text:p>dru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33:Summary.B41" chart:label-cell-address="Summary.B32:Summary.B32" chart:class="chart:bar">
            <chart:data-point chart:repeated="9"/>
          </chart:series>
          <chart:series chart:style-name="ch12" chart:values-cell-range-address="Summary.C33:Summary.C41" chart:label-cell-address="Summary.C32:Summary.C32" chart:class="chart:bar">
            <chart:data-point chart:repeated="9"/>
          </chart:series>
          <chart:series chart:style-name="ch13" chart:values-cell-range-address="Summary.D33:Summary.D41" chart:label-cell-address="Summary.D32:Summary.D32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32:Summary.B32</svg:desc>
                </draw:g>
              </table:table-cell>
              <table:table-cell office:value-type="string">
                <text:p>Matrix</text:p>
                <draw:g>
                  <svg:desc>Summary.C32:Summary.C32</svg:desc>
                </draw:g>
              </table:table-cell>
              <table:table-cell office:value-type="string">
                <text:p>Nodejs</text:p>
                <draw:g>
                  <svg:desc>Summary.D32:Summary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00 Byte</text:p>
                <draw:g>
                  <svg:desc>Summary.A33:Summary.A41</svg:desc>
                </draw:g>
              </table:table-cell>
              <table:table-cell office:value-type="float" office:value="202.666666666667">
                <text:p>202.666666666667</text:p>
                <draw:g>
                  <svg:desc>Summary.B33:Summary.B41</svg:desc>
                </draw:g>
              </table:table-cell>
              <table:table-cell office:value-type="float" office:value="1029.33333333333">
                <text:p>1029.33333333333</text:p>
                <draw:g>
                  <svg:desc>Summary.C33:Summary.C41</svg:desc>
                </draw:g>
              </table:table-cell>
              <table:table-cell office:value-type="float" office:value="193.666666666667">
                <text:p>193.666666666667</text:p>
                <draw:g>
                  <svg:desc>Summary.D33:Summary.D41</svg:desc>
                </draw:g>
              </table:table-cell>
            </table:table-row>
            <table:table-row>
              <table:table-cell office:value-type="string">
                <text:p>1000 x 100 Byte</text:p>
              </table:table-cell>
              <table:table-cell office:value-type="float" office:value="151">
                <text:p>151</text:p>
              </table:table-cell>
              <table:table-cell office:value-type="float" office:value="638">
                <text:p>638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0000 x 100 Byte</text:p>
              </table:table-cell>
              <table:table-cell office:value-type="float" office:value="209">
                <text:p>209</text:p>
              </table:table-cell>
              <table:table-cell office:value-type="float" office:value="3423">
                <text:p>342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0 x 1 kByte</text:p>
              </table:table-cell>
              <table:table-cell office:value-type="float" office:value="1469.33333333333">
                <text:p>1469.33333333333</text:p>
              </table:table-cell>
              <table:table-cell office:value-type="float" office:value="782.333333333333">
                <text:p>782.33333333333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000 x 1 kByte</text:p>
              </table:table-cell>
              <table:table-cell office:value-type="float" office:value="1599.33333333333">
                <text:p>1599.33333333333</text:p>
              </table:table-cell>
              <table:table-cell office:value-type="float" office:value="0">
                <text:p>0</text:p>
              </table:table-cell>
              <table:table-cell office:value-type="float" office:value="1426.66666666667">
                <text:p>1426.66666666667</text:p>
              </table:table-cell>
            </table:table-row>
            <table:table-row>
              <table:table-cell office:value-type="string">
                <text:p>10000 x 1 kByte</text:p>
              </table:table-cell>
              <table:table-cell office:value-type="float" office:value="1831">
                <text:p>1831</text:p>
              </table:table-cell>
              <table:table-cell office:value-type="float" office:value="0">
                <text:p>0</text:p>
              </table:table-cell>
              <table:table-cell office:value-type="float" office:value="2046.33333333333">
                <text:p>2046.33333333333</text:p>
              </table:table-cell>
            </table:table-row>
            <table:table-row>
              <table:table-cell office:value-type="string">
                <text:p>100 x 10 kByte</text:p>
              </table:table-cell>
              <table:table-cell office:value-type="float" office:value="14071.6666666667">
                <text:p>14071.6666666667</text:p>
              </table:table-cell>
              <table:table-cell office:value-type="float" office:value="0">
                <text:p>0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1000 x 10 kByte</text:p>
              </table:table-cell>
              <table:table-cell office:value-type="float" office:value="14556">
                <text:p>14556</text:p>
              </table:table-cell>
              <table:table-cell office:value-type="float" office:value="0">
                <text:p>0</text:p>
              </table:table-cell>
              <table:table-cell office:value-type="float" office:value="14048.3333333333">
                <text:p>14048.3333333333</text:p>
              </table:table-cell>
            </table:table-row>
            <table:table-row>
              <table:table-cell office:value-type="string">
                <text:p>10000 x 10 kByte</text:p>
              </table:table-cell>
              <table:table-cell office:value-type="float" office:value="16944.3333333333">
                <text:p>16944.3333333333</text:p>
              </table:table-cell>
              <table:table-cell office:value-type="float" office:value="0">
                <text:p>0</text:p>
              </table:table-cell>
              <table:table-cell office:value-type="float" office:value="18327.6666666667">
                <text:p>18327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04cm" svg:height="19.268cm" xlink:href=".." xlink:type="simple" chart:class="chart:bar" chart:style-name="ch1">
        <chart:title svg:x="4.751cm" svg:y="0.521cm" chart:style-name="ch2">
          <text:p>Object update publication performance</text:p>
        </chart:title>
        <chart:legend chart:legend-position="end" svg:x="15.291cm" svg:y="8.837cm" style:legend-expansion="high" chart:style-name="ch3"/>
        <chart:plot-area chart:style-name="ch4" table:cell-range-address="Summary.A45:Summary.D54" chart:data-source-has-labels="both" svg:x="1.353cm" svg:y="1.685cm" svg:width="13.596cm" svg:height="16.2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6.064cm" svg:y="1.685cm" svg:width="8.869cm" svg:height="15.5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618cm" chart:style-name="ch6">
              <text:p>type of test</text:p>
            </chart:title>
            <chart:categories table:cell-range-address="Summary.A46:Summary.A54"/>
          </chart:axis>
          <chart:axis chart:dimension="y" chart:name="primary-y" chart:style-name="ch7">
            <chart:title svg:x="7.194cm" svg:y="18.287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46:Summary.B54" chart:label-cell-address="Summary.B45:Summary.B45" chart:class="chart:bar">
            <chart:data-point chart:repeated="9"/>
          </chart:series>
          <chart:series chart:style-name="ch12" chart:values-cell-range-address="Summary.C46:Summary.C54" chart:label-cell-address="Summary.C45:Summary.C45" chart:class="chart:bar">
            <chart:data-point chart:repeated="9"/>
          </chart:series>
          <chart:series chart:style-name="ch13" chart:values-cell-range-address="Summary.D46:Summary.D54" chart:label-cell-address="Summary.D45:Summary.D45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45:Summary.B45</svg:desc>
                </draw:g>
              </table:table-cell>
              <table:table-cell office:value-type="string">
                <text:p>Matrix</text:p>
                <draw:g>
                  <svg:desc>Summary.C45:Summary.C45</svg:desc>
                </draw:g>
              </table:table-cell>
              <table:table-cell office:value-type="string">
                <text:p>Nodejs</text:p>
                <draw:g>
                  <svg:desc>Summary.D45:Summary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Subscribers x 100 Byte</text:p>
                <draw:g>
                  <svg:desc>Summary.A46:Summary.A54</svg:desc>
                </draw:g>
              </table:table-cell>
              <table:table-cell office:value-type="float" office:value="214.333333333333">
                <text:p>214.333333333333</text:p>
                <draw:g>
                  <svg:desc>Summary.B46:Summary.B54</svg:desc>
                </draw:g>
              </table:table-cell>
              <table:table-cell office:value-type="float" office:value="10984.3333333333">
                <text:p>10984.3333333333</text:p>
                <draw:g>
                  <svg:desc>Summary.C46:Summary.C54</svg:desc>
                </draw:g>
              </table:table-cell>
              <table:table-cell office:value-type="float" office:value="351.666666666667">
                <text:p>351.666666666667</text:p>
                <draw:g>
                  <svg:desc>Summary.D46:Summary.D54</svg:desc>
                </draw:g>
              </table:table-cell>
            </table:table-row>
            <table:table-row>
              <table:table-cell office:value-type="string">
                <text:p>200 Subscribers x 100 Byte</text:p>
              </table:table-cell>
              <table:table-cell office:value-type="float" office:value="438.666666666667">
                <text:p>438.666666666667</text:p>
              </table:table-cell>
              <table:table-cell office:value-type="float" office:value="21228.6666666667">
                <text:p>21228.666666666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000 Subscribers x 100 By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Subscribers x 1 kByte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9692.33333333333">
                <text:p>9692.33333333333</text:p>
              </table:table-cell>
              <table:table-cell office:value-type="float" office:value="317.333333333333">
                <text:p>317.333333333333</text:p>
              </table:table-cell>
            </table:table-row>
            <table:table-row>
              <table:table-cell office:value-type="string">
                <text:p>200 Subscribers x 1 kByte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9966">
                <text:p>1996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000 Subscribers x 1 kBy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Subscribers x 10 kByte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0219.3333333333">
                <text:p>10219.333333333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0 Subscribers x 10 kByte</text:p>
              </table:table-cell>
              <table:table-cell office:value-type="float" office:value="468">
                <text:p>468</text:p>
              </table:table-cell>
              <table:table-cell office:value-type="float" office:value="20336.6666666667">
                <text:p>20336.6666666667</text:p>
              </table:table-cell>
              <table:table-cell office:value-type="float" office:value="787.666666666667">
                <text:p>787.666666666667</text:p>
              </table:table-cell>
            </table:table-row>
            <table:table-row>
              <table:table-cell office:value-type="string">
                <text:p>1000 Subscribers x 10 kBy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013cm" xlink:href=".." xlink:type="simple" chart:class="chart:bar" chart:style-name="ch1">
        <chart:title svg:x="6.078cm" svg:y="0.376cm" chart:style-name="ch2">
          <text:p>Conformance Tests</text:p>
        </chart:title>
        <chart:legend chart:legend-position="end" svg:x="14.187cm" svg:y="5.209cm" style:legend-expansion="high" chart:style-name="ch3"/>
        <chart:plot-area chart:style-name="ch4" table:cell-range-address="Summary.H32:Summary.K38" chart:data-source-has-labels="both" svg:x="0.32cm" svg:y="1.395cm" svg:width="13.547cm" svg:height="9.3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6.134cm" svg:y="2.042cm" svg:width="7.539cm" svg:height="8.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ummary.H33:Summary.H38"/>
          </chart:axis>
          <chart:axis chart:dimension="y" chart:name="primary-y" chart:style-name="ch6">
            <chart:title svg:x="5.303cm" svg:y="11.032cm" chart:style-name="ch7">
              <text:p>number of passed test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ummary.I33:Summary.I38" chart:label-cell-address="Summary.I32:Summary.I32" chart:class="chart:bar">
            <chart:data-point chart:repeated="6"/>
          </chart:series>
          <chart:series chart:style-name="ch11" chart:values-cell-range-address="Summary.J33:Summary.J38" chart:label-cell-address="Summary.J32:Summary.J32" chart:class="chart:bar">
            <chart:data-point chart:repeated="6"/>
          </chart:series>
          <chart:series chart:style-name="ch12" chart:values-cell-range-address="Summary.K33:Summary.K38" chart:label-cell-address="Summary.K32:Summary.K3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 </text:p>
                <draw:g>
                  <svg:desc>Summary.I32:Summary.I32</svg:desc>
                </draw:g>
              </table:table-cell>
              <table:table-cell office:value-type="string">
                <text:p>Matrix</text:p>
                <draw:g>
                  <svg:desc>Summary.J32:Summary.J32</svg:desc>
                </draw:g>
              </table:table-cell>
              <table:table-cell office:value-type="string">
                <text:p>Nodejs</text:p>
                <draw:g>
                  <svg:desc>Summary.K32:Summary.K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nect / disconnect  (1 test)</text:p>
                <draw:g>
                  <svg:desc>Summary.H33:Summary.H38</svg:desc>
                </draw:g>
              </table:table-cell>
              <table:table-cell office:value-type="float" office:value="1">
                <text:p>1</text:p>
                <draw:g>
                  <svg:desc>Summary.I33:Summary.I38</svg:desc>
                </draw:g>
              </table:table-cell>
              <table:table-cell office:value-type="float" office:value="1">
                <text:p>1</text:p>
                <draw:g>
                  <svg:desc>Summary.J33:Summary.J38</svg:desc>
                </draw:g>
              </table:table-cell>
              <table:table-cell office:value-type="float" office:value="1">
                <text:p>1</text:p>
                <draw:g>
                  <svg:desc>Summary.K33:Summary.K38</svg:desc>
                </draw:g>
              </table:table-cell>
            </table:table-row>
            <table:table-row>
              <table:table-cell office:value-type="string">
                <text:p>Hyperty address allocation  (7 tests)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bject address allocation  (6 tests)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bscription and publish  (6 tests)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gistry interaction  (6 tests) *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  (26 tests)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8.403cm" xlink:href=".." xlink:type="simple" chart:class="chart:bar" chart:style-name="ch1">
        <chart:title svg:x="3.869cm" svg:y="0.504cm" chart:style-name="ch2">
          <text:p>Hypert address de-allocation performance</text:p>
        </chart:title>
        <chart:legend chart:legend-position="end" svg:x="14.187cm" svg:y="8.404cm" style:legend-expansion="high" chart:style-name="ch3"/>
        <chart:plot-area chart:style-name="ch4" table:cell-range-address="Summary.G5:Summary.J14" chart:data-source-has-labels="both" svg:x="1.331cm" svg:y="1.651cm" svg:width="12.536cm" svg:height="15.4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63cm" svg:y="1.758cm" svg:width="9.904cm" svg:height="14.5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177cm" chart:style-name="ch6">
              <text:p>type of test</text:p>
            </chart:title>
            <chart:categories table:cell-range-address="Summary.G6:Summary.G14"/>
          </chart:axis>
          <chart:axis chart:dimension="y" chart:name="primary-y" chart:style-name="ch7">
            <chart:title svg:x="6.642cm" svg:y="17.422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H6:Summary.H14" chart:label-cell-address="Summary.H5:Summary.H5" chart:class="chart:bar">
            <chart:data-point chart:repeated="9"/>
          </chart:series>
          <chart:series chart:style-name="ch12" chart:values-cell-range-address="Summary.I6:Summary.I14" chart:label-cell-address="Summary.I5:Summary.I5" chart:class="chart:bar">
            <chart:data-point chart:repeated="9"/>
          </chart:series>
          <chart:series chart:style-name="ch13" chart:values-cell-range-address="Summary.J6:Summary.J14" chart:label-cell-address="Summary.J5:Summary.J5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H5:Summary.H5</svg:desc>
                </draw:g>
              </table:table-cell>
              <table:table-cell office:value-type="string">
                <text:p>Matrix</text:p>
                <draw:g>
                  <svg:desc>Summary.I5:Summary.I5</svg:desc>
                </draw:g>
              </table:table-cell>
              <table:table-cell office:value-type="string">
                <text:p>Nodejs</text:p>
                <draw:g>
                  <svg:desc>Summary.J5:Summary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G6:Summary.G14</svg:desc>
                </draw:g>
              </table:table-cell>
              <table:table-cell office:value-type="float" office:value="0">
                <text:p>0</text:p>
                <draw:g>
                  <svg:desc>Summary.H6:Summary.H14</svg:desc>
                </draw:g>
              </table:table-cell>
              <table:table-cell office:value-type="float" office:value="156">
                <text:p>156</text:p>
                <draw:g>
                  <svg:desc>Summary.I6:Summary.I14</svg:desc>
                </draw:g>
              </table:table-cell>
              <table:table-cell office:value-type="float" office:value="0">
                <text:p>0</text:p>
                <draw:g>
                  <svg:desc>Summary.J6:Summary.J14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0">
                <text:p>0</text:p>
              </table:table-cell>
              <table:table-cell office:value-type="float" office:value="1302.33333333333">
                <text:p>1302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0">
                <text:p>0</text:p>
              </table:table-cell>
              <table:table-cell office:value-type="float" office:value="12564.3333333333">
                <text:p>12564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0">
                <text:p>0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0">
                <text:p>0</text:p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0">
                <text:p>0</text:p>
              </table:table-cell>
              <table:table-cell office:value-type="float" office:value="12398.3333333333">
                <text:p>12398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0">
                <text:p>0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0">
                <text:p>0</text:p>
              </table:table-cell>
              <table:table-cell office:value-type="float" office:value="1232.33333333333">
                <text:p>1232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0">
                <text:p>0</text:p>
              </table:table-cell>
              <table:table-cell office:value-type="float" office:value="12952.3333333333">
                <text:p>12952.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18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18">
      <number:number number:decimal-places="0" loext:min-decimal-places="0" number:min-integer-digits="0"/>
      <number:text> ms</number:text>
      <style:map style:condition="value()=0" style:apply-style-name="N11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18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49cm" svg:height="18.995cm" xlink:href=".." xlink:type="simple" chart:class="chart:bar" chart:style-name="ch1">
        <chart:title svg:x="4.369cm" svg:y="0.515cm" chart:style-name="ch2">
          <text:p>Object address de-allocation performance</text:p>
        </chart:title>
        <chart:legend chart:legend-position="end" svg:x="15.136cm" svg:y="8.7cm" style:legend-expansion="high" chart:style-name="ch3"/>
        <chart:plot-area chart:style-name="ch4" table:cell-range-address="Summary.G18:Summary.J27" chart:data-source-has-labels="both" svg:x="1.349cm" svg:y="1.673cm" svg:width="13.449cm" svg:height="15.9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81cm" svg:y="1.699cm" svg:width="10.817cm" svg:height="15.26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479cm" chart:style-name="ch6">
              <text:p>type of test</text:p>
            </chart:title>
            <chart:categories table:cell-range-address="Summary.G19:Summary.G27"/>
          </chart:axis>
          <chart:axis chart:dimension="y" chart:name="primary-y" chart:style-name="ch7">
            <chart:title svg:x="7.116cm" svg:y="18.014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H19:Summary.H27" chart:label-cell-address="Summary.H18:Summary.H18" chart:class="chart:bar">
            <chart:data-point chart:repeated="9"/>
          </chart:series>
          <chart:series chart:style-name="ch12" chart:values-cell-range-address="Summary.I19:Summary.I27" chart:label-cell-address="Summary.I18:Summary.I18" chart:class="chart:bar">
            <chart:data-point chart:repeated="9"/>
          </chart:series>
          <chart:series chart:style-name="ch13" chart:values-cell-range-address="Summary.J19:Summary.J27" chart:label-cell-address="Summary.J18:Summary.J18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H18:Summary.H18</svg:desc>
                </draw:g>
              </table:table-cell>
              <table:table-cell office:value-type="string">
                <text:p>Matrix</text:p>
                <draw:g>
                  <svg:desc>Summary.I18:Summary.I18</svg:desc>
                </draw:g>
              </table:table-cell>
              <table:table-cell office:value-type="string">
                <text:p>Nodejs</text:p>
                <draw:g>
                  <svg:desc>Summary.J18:Summary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G19:Summary.G27</svg:desc>
                </draw:g>
              </table:table-cell>
              <table:table-cell office:value-type="float" office:value="167">
                <text:p>167</text:p>
                <draw:g>
                  <svg:desc>Summary.H19:Summary.H27</svg:desc>
                </draw:g>
              </table:table-cell>
              <table:table-cell office:value-type="float" office:value="152.333333333333">
                <text:p>152.333333333333</text:p>
                <draw:g>
                  <svg:desc>Summary.I19:Summary.I27</svg:desc>
                </draw:g>
              </table:table-cell>
              <table:table-cell office:value-type="float" office:value="0">
                <text:p>0</text:p>
                <draw:g>
                  <svg:desc>Summary.J19:Summary.J27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293.66666666667">
                <text:p>1293.66666666667</text:p>
              </table:table-cell>
              <table:table-cell office:value-type="float" office:value="1388.33333333333">
                <text:p>1388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2678">
                <text:p>12678</text:p>
              </table:table-cell>
              <table:table-cell office:value-type="float" office:value="14113.6666666667">
                <text:p>14113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301">
                <text:p>1301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3065.6666666667">
                <text:p>13065.6666666667</text:p>
              </table:table-cell>
              <table:table-cell office:value-type="float" office:value="14301">
                <text:p>14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130">
                <text:p>130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308">
                <text:p>1308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2935">
                <text:p>12935</text:p>
              </table:table-cell>
              <table:table-cell office:value-type="float" office:value="13886.3333333333">
                <text:p>13886.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